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Dim80Runs_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1636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Mean Fun</text:p>
          </table:table-cell>
          <table:table-cell table:style-name="ce1" office:value-type="string" calcext:value-type="string">
            <text:p>Median Fun</text:p>
          </table:table-cell>
          <table:table-cell table:style-name="ce1" office:value-type="string" calcext:value-type="string">
            <text:p>Max Fun</text:p>
          </table:table-cell>
          <table:table-cell table:style-name="ce1" office:value-type="string" calcext:value-type="string">
            <text:p>Min Fun</text:p>
          </table:table-cell>
          <table:table-cell table:style-name="ce1" office:value-type="string" calcext:value-type="string">
            <text:p>Mean Nit</text:p>
          </table:table-cell>
          <table:table-cell table:style-name="ce1" office:value-type="string" calcext:value-type="string">
            <text:p>Median Nit</text:p>
          </table:table-cell>
          <table:table-cell table:style-name="ce1" office:value-type="string" calcext:value-type="string">
            <text:p>Max Nit</text:p>
          </table:table-cell>
          <table:table-cell table:style-name="ce1" office:value-type="string" calcext:value-type="string">
            <text:p>Min Nit</text:p>
          </table:table-cell>
          <table:table-cell table:style-name="ce1" office:value-type="string" calcext:value-type="string">
            <text:p>Mean NFEV</text:p>
          </table:table-cell>
          <table:table-cell table:style-name="ce1" office:value-type="string" calcext:value-type="string">
            <text:p>Median NFEV</text:p>
          </table:table-cell>
          <table:table-cell table:style-name="ce1" office:value-type="string" calcext:value-type="string">
            <text:p>Max NFEV</text:p>
          </table:table-cell>
          <table:table-cell table:style-name="ce1" office:value-type="string" calcext:value-type="string">
            <text:p>Min NFEV</text:p>
          </table:table-cell>
          <table:table-cell table:style-name="ce1" office:value-type="string" calcext:value-type="string">
            <text:p>Mean Time</text:p>
          </table:table-cell>
          <table:table-cell table:style-name="ce1" office:value-type="string" calcext:value-type="string">
            <text:p>Media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Min Time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cec2017_f1</text:p>
          </table:table-cell>
          <table:table-cell office:value-type="string" calcext:value-type="string">
            <text:p>DE</text:p>
          </table:table-cell>
          <table:table-cell office:value-type="float" office:value="100.000044890439" calcext:value-type="float">
            <text:p>100.000044890439</text:p>
          </table:table-cell>
          <table:table-cell office:value-type="float" office:value="100.000016850764" calcext:value-type="float">
            <text:p>100.000016850764</text:p>
          </table:table-cell>
          <table:table-cell office:value-type="float" office:value="100.000342257847" calcext:value-type="float">
            <text:p>100.000342257847</text:p>
          </table:table-cell>
          <table:table-cell office:value-type="float" office:value="100.000000044426" calcext:value-type="float">
            <text:p>100.000000044426</text:p>
          </table:table-cell>
          <table:table-cell office:value-type="float" office:value="111.21568627451" calcext:value-type="float">
            <text:p>111.21568627451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6915.1764705882" calcext:value-type="float">
            <text:p>16915.1764705882</text:p>
          </table:table-cell>
          <table:table-cell office:value-type="float" office:value="16716" calcext:value-type="float">
            <text:p>16716</text:p>
          </table:table-cell>
          <table:table-cell office:value-type="float" office:value="21527" calcext:value-type="float">
            <text:p>21527</text:p>
          </table:table-cell>
          <table:table-cell office:value-type="float" office:value="13877" calcext:value-type="float">
            <text:p>13877</text:p>
          </table:table-cell>
          <table:table-cell office:value-type="float" office:value="3.3755098264902" calcext:value-type="float">
            <text:p>3.3755098264902</text:p>
          </table:table-cell>
          <table:table-cell office:value-type="float" office:value="3.173917" calcext:value-type="float">
            <text:p>3.173917</text:p>
          </table:table-cell>
          <table:table-cell office:value-type="float" office:value="4.997172463" calcext:value-type="float">
            <text:p>4.997172463</text:p>
          </table:table-cell>
          <table:table-cell office:value-type="float" office:value="2.684119532" calcext:value-type="float">
            <text:p>2.6841195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</text:p>
          </table:table-cell>
          <table:table-cell office:value-type="string" calcext:value-type="string">
            <text:p>DE_WT</text:p>
          </table:table-cell>
          <table:table-cell office:value-type="float" office:value="100.000030802301" calcext:value-type="float">
            <text:p>100.000030802301</text:p>
          </table:table-cell>
          <table:table-cell office:value-type="float" office:value="100.000012071489" calcext:value-type="float">
            <text:p>100.000012071489</text:p>
          </table:table-cell>
          <table:table-cell office:value-type="float" office:value="100.000386045253" calcext:value-type="float">
            <text:p>100.000386045253</text:p>
          </table:table-cell>
          <table:table-cell office:value-type="float" office:value="100.000000105959" calcext:value-type="float">
            <text:p>100.000000105959</text:p>
          </table:table-cell>
          <table:table-cell office:value-type="float" office:value="92.7647058823529" calcext:value-type="float">
            <text:p>92.7647058823529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14146.2352941176" calcext:value-type="float">
            <text:p>14146.2352941176</text:p>
          </table:table-cell>
          <table:table-cell office:value-type="float" office:value="14316" calcext:value-type="float">
            <text:p>14316</text:p>
          </table:table-cell>
          <table:table-cell office:value-type="float" office:value="18088" calcext:value-type="float">
            <text:p>18088</text:p>
          </table:table-cell>
          <table:table-cell office:value-type="float" office:value="11777" calcext:value-type="float">
            <text:p>11777</text:p>
          </table:table-cell>
          <table:table-cell office:value-type="float" office:value="2.85163895129412" calcext:value-type="float">
            <text:p>2.85163895129412</text:p>
          </table:table-cell>
          <table:table-cell office:value-type="float" office:value="2.81414809" calcext:value-type="float">
            <text:p>2.81414809</text:p>
          </table:table-cell>
          <table:table-cell office:value-type="float" office:value="4.099511017" calcext:value-type="float">
            <text:p>4.099511017</text:p>
          </table:table-cell>
          <table:table-cell office:value-type="float" office:value="2.135459432" calcext:value-type="float">
            <text:p>2.1354594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</text:p>
          </table:table-cell>
          <table:table-cell office:value-type="string" calcext:value-type="string">
            <text:p>DE</text:p>
          </table:table-cell>
          <table:table-cell office:value-type="float" office:value="200.000398490021" calcext:value-type="float">
            <text:p>200.000398490021</text:p>
          </table:table-cell>
          <table:table-cell office:value-type="float" office:value="200.000251168497" calcext:value-type="float">
            <text:p>200.000251168497</text:p>
          </table:table-cell>
          <table:table-cell office:value-type="float" office:value="200.001457655737" calcext:value-type="float">
            <text:p>200.001457655737</text:p>
          </table:table-cell>
          <table:table-cell office:value-type="float" office:value="200.000005744118" calcext:value-type="float">
            <text:p>200.000005744118</text:p>
          </table:table-cell>
          <table:table-cell office:value-type="float" office:value="66.0980392156863" calcext:value-type="float">
            <text:p>66.0980392156863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359.1176470588" calcext:value-type="float">
            <text:p>10359.1176470588</text:p>
          </table:table-cell>
          <table:table-cell office:value-type="float" office:value="10076" calcext:value-type="float">
            <text:p>10076</text:p>
          </table:table-cell>
          <table:table-cell office:value-type="float" office:value="12843" calcext:value-type="float">
            <text:p>12843</text:p>
          </table:table-cell>
          <table:table-cell office:value-type="float" office:value="8298" calcext:value-type="float">
            <text:p>8298</text:p>
          </table:table-cell>
          <table:table-cell office:value-type="float" office:value="2.41211365184314" calcext:value-type="float">
            <text:p>2.41211365184314</text:p>
          </table:table-cell>
          <table:table-cell office:value-type="float" office:value="2.0963073" calcext:value-type="float">
            <text:p>2.0963073</text:p>
          </table:table-cell>
          <table:table-cell office:value-type="float" office:value="5.641295401" calcext:value-type="float">
            <text:p>5.641295401</text:p>
          </table:table-cell>
          <table:table-cell office:value-type="float" office:value="1.654608725" calcext:value-type="float">
            <text:p>1.65460872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</text:p>
          </table:table-cell>
          <table:table-cell office:value-type="string" calcext:value-type="string">
            <text:p>DE_WT</text:p>
          </table:table-cell>
          <table:table-cell office:value-type="float" office:value="200.000728043462" calcext:value-type="float">
            <text:p>200.000728043462</text:p>
          </table:table-cell>
          <table:table-cell office:value-type="float" office:value="200.00042703773" calcext:value-type="float">
            <text:p>200.00042703773</text:p>
          </table:table-cell>
          <table:table-cell office:value-type="float" office:value="200.008069509451" calcext:value-type="float">
            <text:p>200.008069509451</text:p>
          </table:table-cell>
          <table:table-cell office:value-type="float" office:value="200.000004217056" calcext:value-type="float">
            <text:p>200.000004217056</text:p>
          </table:table-cell>
          <table:table-cell office:value-type="float" office:value="47.8823529411765" calcext:value-type="float">
            <text:p>47.8823529411765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642.07843137255" calcext:value-type="float">
            <text:p>7642.07843137255</text:p>
          </table:table-cell>
          <table:table-cell office:value-type="float" office:value="7636" calcext:value-type="float">
            <text:p>7636</text:p>
          </table:table-cell>
          <table:table-cell office:value-type="float" office:value="10025" calcext:value-type="float">
            <text:p>10025</text:p>
          </table:table-cell>
          <table:table-cell office:value-type="float" office:value="5803" calcext:value-type="float">
            <text:p>5803</text:p>
          </table:table-cell>
          <table:table-cell office:value-type="float" office:value="1.8484131375098" calcext:value-type="float">
            <text:p>1.8484131375098</text:p>
          </table:table-cell>
          <table:table-cell office:value-type="float" office:value="1.547384363" calcext:value-type="float">
            <text:p>1.547384363</text:p>
          </table:table-cell>
          <table:table-cell office:value-type="float" office:value="7.135942227" calcext:value-type="float">
            <text:p>7.135942227</text:p>
          </table:table-cell>
          <table:table-cell office:value-type="float" office:value="1.199082062" calcext:value-type="float">
            <text:p>1.1990820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</text:p>
          </table:table-cell>
          <table:table-cell office:value-type="string" calcext:value-type="string">
            <text:p>DE</text:p>
          </table:table-cell>
          <table:table-cell office:value-type="float" office:value="300.000000076988" calcext:value-type="float">
            <text:p>300.000000076988</text:p>
          </table:table-cell>
          <table:table-cell office:value-type="float" office:value="300.000000004816" calcext:value-type="float">
            <text:p>300.000000004816</text:p>
          </table:table-cell>
          <table:table-cell office:value-type="float" office:value="300.000001881603" calcext:value-type="float">
            <text:p>300.000001881603</text:p>
          </table:table-cell>
          <table:table-cell office:value-type="float" office:value="300.000000000001" calcext:value-type="float">
            <text:p>300.000000000001</text:p>
          </table:table-cell>
          <table:table-cell office:value-type="float" office:value="63.9019607843137" calcext:value-type="float">
            <text:p>63.901960784313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853.92156862745" calcext:value-type="float">
            <text:p>9853.92156862745</text:p>
          </table:table-cell>
          <table:table-cell office:value-type="float" office:value="9860" calcext:value-type="float">
            <text:p>9860</text:p>
          </table:table-cell>
          <table:table-cell office:value-type="float" office:value="12443" calcext:value-type="float">
            <text:p>12443</text:p>
          </table:table-cell>
          <table:table-cell office:value-type="float" office:value="7632" calcext:value-type="float">
            <text:p>7632</text:p>
          </table:table-cell>
          <table:table-cell office:value-type="float" office:value="3.13358688933333" calcext:value-type="float">
            <text:p>3.13358688933333</text:p>
          </table:table-cell>
          <table:table-cell office:value-type="float" office:value="3.036160562" calcext:value-type="float">
            <text:p>3.036160562</text:p>
          </table:table-cell>
          <table:table-cell office:value-type="float" office:value="5.835135238" calcext:value-type="float">
            <text:p>5.835135238</text:p>
          </table:table-cell>
          <table:table-cell office:value-type="float" office:value="1.86049229" calcext:value-type="float">
            <text:p>1.860492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</text:p>
          </table:table-cell>
          <table:table-cell office:value-type="string" calcext:value-type="string">
            <text:p>DE_WT</text:p>
          </table:table-cell>
          <table:table-cell office:value-type="float" office:value="300.000000075912" calcext:value-type="float">
            <text:p>300.000000075912</text:p>
          </table:table-cell>
          <table:table-cell office:value-type="float" office:value="300.000000007067" calcext:value-type="float">
            <text:p>300.000000007067</text:p>
          </table:table-cell>
          <table:table-cell office:value-type="float" office:value="300.000000942421" calcext:value-type="float">
            <text:p>300.000000942421</text:p>
          </table:table-cell>
          <table:table-cell office:value-type="float" office:value="300.000000000005" calcext:value-type="float">
            <text:p>300.00000000000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7167.54901960784" calcext:value-type="float">
            <text:p>7167.54901960784</text:p>
          </table:table-cell>
          <table:table-cell office:value-type="float" office:value="7160" calcext:value-type="float">
            <text:p>7160</text:p>
          </table:table-cell>
          <table:table-cell office:value-type="float" office:value="9721" calcext:value-type="float">
            <text:p>9721</text:p>
          </table:table-cell>
          <table:table-cell office:value-type="float" office:value="5949" calcext:value-type="float">
            <text:p>5949</text:p>
          </table:table-cell>
          <table:table-cell office:value-type="float" office:value="2.68848232796078" calcext:value-type="float">
            <text:p>2.68848232796078</text:p>
          </table:table-cell>
          <table:table-cell office:value-type="float" office:value="2.463711805" calcext:value-type="float">
            <text:p>2.463711805</text:p>
          </table:table-cell>
          <table:table-cell office:value-type="float" office:value="4.726089032" calcext:value-type="float">
            <text:p>4.726089032</text:p>
          </table:table-cell>
          <table:table-cell office:value-type="float" office:value="1.412069661" calcext:value-type="float">
            <text:p>1.4120696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4</text:p>
          </table:table-cell>
          <table:table-cell office:value-type="string" calcext:value-type="string">
            <text:p>DE</text:p>
          </table:table-cell>
          <table:table-cell office:value-type="float" office:value="400.000040185176" calcext:value-type="float">
            <text:p>400.000040185176</text:p>
          </table:table-cell>
          <table:table-cell office:value-type="float" office:value="400.000017363978" calcext:value-type="float">
            <text:p>400.000017363978</text:p>
          </table:table-cell>
          <table:table-cell office:value-type="float" office:value="400.000392174227" calcext:value-type="float">
            <text:p>400.000392174227</text:p>
          </table:table-cell>
          <table:table-cell office:value-type="float" office:value="400.00000001532" calcext:value-type="float">
            <text:p>400.00000001532</text:p>
          </table:table-cell>
          <table:table-cell office:value-type="float" office:value="75.0392156862745" calcext:value-type="float">
            <text:p>75.0392156862745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1505.9607843137" calcext:value-type="float">
            <text:p>11505.9607843137</text:p>
          </table:table-cell>
          <table:table-cell office:value-type="float" office:value="11188" calcext:value-type="float">
            <text:p>11188</text:p>
          </table:table-cell>
          <table:table-cell office:value-type="float" office:value="15388" calcext:value-type="float">
            <text:p>15388</text:p>
          </table:table-cell>
          <table:table-cell office:value-type="float" office:value="7870" calcext:value-type="float">
            <text:p>7870</text:p>
          </table:table-cell>
          <table:table-cell office:value-type="float" office:value="3.29866140043137" calcext:value-type="float">
            <text:p>3.29866140043137</text:p>
          </table:table-cell>
          <table:table-cell office:value-type="float" office:value="3.0400679" calcext:value-type="float">
            <text:p>3.0400679</text:p>
          </table:table-cell>
          <table:table-cell office:value-type="float" office:value="6.65573069" calcext:value-type="float">
            <text:p>6.65573069</text:p>
          </table:table-cell>
          <table:table-cell office:value-type="float" office:value="2.0880506" calcext:value-type="float">
            <text:p>2.08805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4</text:p>
          </table:table-cell>
          <table:table-cell office:value-type="string" calcext:value-type="string">
            <text:p>DE_WT</text:p>
          </table:table-cell>
          <table:table-cell office:value-type="float" office:value="401.090653240597" calcext:value-type="float">
            <text:p>401.090653240597</text:p>
          </table:table-cell>
          <table:table-cell office:value-type="float" office:value="400.000026916224" calcext:value-type="float">
            <text:p>400.000026916224</text:p>
          </table:table-cell>
          <table:table-cell office:value-type="float" office:value="455.620819577483" calcext:value-type="float">
            <text:p>455.620819577483</text:p>
          </table:table-cell>
          <table:table-cell office:value-type="float" office:value="400.000000215151" calcext:value-type="float">
            <text:p>400.000000215151</text:p>
          </table:table-cell>
          <table:table-cell office:value-type="float" office:value="60.7843137254902" calcext:value-type="float">
            <text:p>60.784313725490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9349.17647058824" calcext:value-type="float">
            <text:p>9349.17647058824</text:p>
          </table:table-cell>
          <table:table-cell office:value-type="float" office:value="9388" calcext:value-type="float">
            <text:p>9388</text:p>
          </table:table-cell>
          <table:table-cell office:value-type="float" office:value="12388" calcext:value-type="float">
            <text:p>12388</text:p>
          </table:table-cell>
          <table:table-cell office:value-type="float" office:value="6988" calcext:value-type="float">
            <text:p>6988</text:p>
          </table:table-cell>
          <table:table-cell office:value-type="float" office:value="2.63535664009804" calcext:value-type="float">
            <text:p>2.63535664009804</text:p>
          </table:table-cell>
          <table:table-cell office:value-type="float" office:value="2.624692077" calcext:value-type="float">
            <text:p>2.624692077</text:p>
          </table:table-cell>
          <table:table-cell office:value-type="float" office:value="3.799310708" calcext:value-type="float">
            <text:p>3.799310708</text:p>
          </table:table-cell>
          <table:table-cell office:value-type="float" office:value="1.508222452" calcext:value-type="float">
            <text:p>1.5082224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5</text:p>
          </table:table-cell>
          <table:table-cell office:value-type="string" calcext:value-type="string">
            <text:p>DE</text:p>
          </table:table-cell>
          <table:table-cell office:value-type="float" office:value="513.266104073859" calcext:value-type="float">
            <text:p>513.266104073859</text:p>
          </table:table-cell>
          <table:table-cell office:value-type="float" office:value="510.944544590707" calcext:value-type="float">
            <text:p>510.944544590707</text:p>
          </table:table-cell>
          <table:table-cell office:value-type="float" office:value="525.868890145201" calcext:value-type="float">
            <text:p>525.868890145201</text:p>
          </table:table-cell>
          <table:table-cell office:value-type="float" office:value="502.984877171303" calcext:value-type="float">
            <text:p>502.984877171303</text:p>
          </table:table-cell>
          <table:table-cell office:value-type="float" office:value="137.882352941176" calcext:value-type="float">
            <text:p>137.882352941176</text:p>
          </table:table-cell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82" calcext:value-type="float">
            <text:p>82</text:p>
          </table:table-cell>
          <table:table-cell office:value-type="float" office:value="20914.5294117647" calcext:value-type="float">
            <text:p>20914.5294117647</text:p>
          </table:table-cell>
          <table:table-cell office:value-type="float" office:value="20455" calcext:value-type="float">
            <text:p>20455</text:p>
          </table:table-cell>
          <table:table-cell office:value-type="float" office:value="33849" calcext:value-type="float">
            <text:p>33849</text:p>
          </table:table-cell>
          <table:table-cell office:value-type="float" office:value="12516" calcext:value-type="float">
            <text:p>12516</text:p>
          </table:table-cell>
          <table:table-cell office:value-type="float" office:value="4.04548744766667" calcext:value-type="float">
            <text:p>4.04548744766667</text:p>
          </table:table-cell>
          <table:table-cell office:value-type="float" office:value="3.96183439" calcext:value-type="float">
            <text:p>3.96183439</text:p>
          </table:table-cell>
          <table:table-cell office:value-type="float" office:value="5.682611658" calcext:value-type="float">
            <text:p>5.682611658</text:p>
          </table:table-cell>
          <table:table-cell office:value-type="float" office:value="2.589964111" calcext:value-type="float">
            <text:p>2.5899641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5</text:p>
          </table:table-cell>
          <table:table-cell office:value-type="string" calcext:value-type="string">
            <text:p>DE_WT</text:p>
          </table:table-cell>
          <table:table-cell office:value-type="float" office:value="512.154096090109" calcext:value-type="float">
            <text:p>512.154096090109</text:p>
          </table:table-cell>
          <table:table-cell office:value-type="float" office:value="511.93949860964" calcext:value-type="float">
            <text:p>511.93949860964</text:p>
          </table:table-cell>
          <table:table-cell office:value-type="float" office:value="522.884012928845" calcext:value-type="float">
            <text:p>522.884012928845</text:p>
          </table:table-cell>
          <table:table-cell office:value-type="float" office:value="503.979836230024" calcext:value-type="float">
            <text:p>503.979836230024</text:p>
          </table:table-cell>
          <table:table-cell office:value-type="float" office:value="128.862745098039" calcext:value-type="float">
            <text:p>128.862745098039</text:p>
          </table:table-cell>
          <table:table-cell office:value-type="float" office:value="117" calcext:value-type="float">
            <text:p>117</text:p>
          </table:table-cell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19543.2549019608" calcext:value-type="float">
            <text:p>19543.2549019608</text:p>
          </table:table-cell>
          <table:table-cell office:value-type="float" office:value="17777" calcext:value-type="float">
            <text:p>17777</text:p>
          </table:table-cell>
          <table:table-cell office:value-type="float" office:value="50316" calcext:value-type="float">
            <text:p>50316</text:p>
          </table:table-cell>
          <table:table-cell office:value-type="float" office:value="9677" calcext:value-type="float">
            <text:p>9677</text:p>
          </table:table-cell>
          <table:table-cell office:value-type="float" office:value="3.49978533860784" calcext:value-type="float">
            <text:p>3.49978533860784</text:p>
          </table:table-cell>
          <table:table-cell office:value-type="float" office:value="3.172366194" calcext:value-type="float">
            <text:p>3.172366194</text:p>
          </table:table-cell>
          <table:table-cell office:value-type="float" office:value="8.170450364" calcext:value-type="float">
            <text:p>8.170450364</text:p>
          </table:table-cell>
          <table:table-cell office:value-type="float" office:value="1.984187322" calcext:value-type="float">
            <text:p>1.9841873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6</text:p>
          </table:table-cell>
          <table:table-cell office:value-type="string" calcext:value-type="string">
            <text:p>DE</text:p>
          </table:table-cell>
          <table:table-cell office:value-type="float" office:value="600.161661150639" calcext:value-type="float">
            <text:p>600.161661150639</text:p>
          </table:table-cell>
          <table:table-cell office:value-type="float" office:value="600.010040055495" calcext:value-type="float">
            <text:p>600.010040055495</text:p>
          </table:table-cell>
          <table:table-cell office:value-type="float" office:value="601.734579642013" calcext:value-type="float">
            <text:p>601.734579642013</text:p>
          </table:table-cell>
          <table:table-cell office:value-type="float" office:value="600.000437544597" calcext:value-type="float">
            <text:p>600.000437544597</text:p>
          </table:table-cell>
          <table:table-cell office:value-type="float" office:value="139.882352941176" calcext:value-type="float">
            <text:p>139.882352941176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101" calcext:value-type="float">
            <text:p>101</text:p>
          </table:table-cell>
          <table:table-cell office:value-type="float" office:value="21444.0196078431" calcext:value-type="float">
            <text:p>21444.0196078431</text:p>
          </table:table-cell>
          <table:table-cell office:value-type="float" office:value="21103" calcext:value-type="float">
            <text:p>21103</text:p>
          </table:table-cell>
          <table:table-cell office:value-type="float" office:value="31091" calcext:value-type="float">
            <text:p>31091</text:p>
          </table:table-cell>
          <table:table-cell office:value-type="float" office:value="15531" calcext:value-type="float">
            <text:p>15531</text:p>
          </table:table-cell>
          <table:table-cell office:value-type="float" office:value="6.43943394762745" calcext:value-type="float">
            <text:p>6.43943394762745</text:p>
          </table:table-cell>
          <table:table-cell office:value-type="float" office:value="6.276560797" calcext:value-type="float">
            <text:p>6.276560797</text:p>
          </table:table-cell>
          <table:table-cell office:value-type="float" office:value="9.454512438" calcext:value-type="float">
            <text:p>9.454512438</text:p>
          </table:table-cell>
          <table:table-cell office:value-type="float" office:value="3.359561955" calcext:value-type="float">
            <text:p>3.3595619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6</text:p>
          </table:table-cell>
          <table:table-cell office:value-type="string" calcext:value-type="string">
            <text:p>DE_WT</text:p>
          </table:table-cell>
          <table:table-cell office:value-type="float" office:value="600.535379826509" calcext:value-type="float">
            <text:p>600.535379826509</text:p>
          </table:table-cell>
          <table:table-cell office:value-type="float" office:value="600.211667070954" calcext:value-type="float">
            <text:p>600.211667070954</text:p>
          </table:table-cell>
          <table:table-cell office:value-type="float" office:value="606.078947341352" calcext:value-type="float">
            <text:p>606.078947341352</text:p>
          </table:table-cell>
          <table:table-cell office:value-type="float" office:value="600.001187892407" calcext:value-type="float">
            <text:p>600.001187892407</text:p>
          </table:table-cell>
          <table:table-cell office:value-type="float" office:value="99.6862745098039" calcext:value-type="float">
            <text:p>99.6862745098039</text:p>
          </table:table-cell>
          <table:table-cell office:value-type="float" office:value="101" calcext:value-type="float">
            <text:p>101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15504.5490196078" calcext:value-type="float">
            <text:p>15504.5490196078</text:p>
          </table:table-cell>
          <table:table-cell office:value-type="float" office:value="15615" calcext:value-type="float">
            <text:p>15615</text:p>
          </table:table-cell>
          <table:table-cell office:value-type="float" office:value="25658" calcext:value-type="float">
            <text:p>25658</text:p>
          </table:table-cell>
          <table:table-cell office:value-type="float" office:value="10336" calcext:value-type="float">
            <text:p>10336</text:p>
          </table:table-cell>
          <table:table-cell office:value-type="float" office:value="5.50967826839216" calcext:value-type="float">
            <text:p>5.50967826839216</text:p>
          </table:table-cell>
          <table:table-cell office:value-type="float" office:value="5.177100571" calcext:value-type="float">
            <text:p>5.177100571</text:p>
          </table:table-cell>
          <table:table-cell office:value-type="float" office:value="9.034489744" calcext:value-type="float">
            <text:p>9.034489744</text:p>
          </table:table-cell>
          <table:table-cell office:value-type="float" office:value="2.601250743" calcext:value-type="float">
            <text:p>2.6012507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7</text:p>
          </table:table-cell>
          <table:table-cell office:value-type="string" calcext:value-type="string">
            <text:p>DE</text:p>
          </table:table-cell>
          <table:table-cell office:value-type="float" office:value="725.048712102105" calcext:value-type="float">
            <text:p>725.048712102105</text:p>
          </table:table-cell>
          <table:table-cell office:value-type="float" office:value="725.306550171306" calcext:value-type="float">
            <text:p>725.306550171306</text:p>
          </table:table-cell>
          <table:table-cell office:value-type="float" office:value="735.79947701285" calcext:value-type="float">
            <text:p>735.79947701285</text:p>
          </table:table-cell>
          <table:table-cell office:value-type="float" office:value="709.770929584537" calcext:value-type="float">
            <text:p>709.770929584537</text:p>
          </table:table-cell>
          <table:table-cell office:value-type="float" office:value="154.352941176471" calcext:value-type="float">
            <text:p>154.352941176471</text:p>
          </table:table-cell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23410.568627451" calcext:value-type="float">
            <text:p>23410.568627451</text:p>
          </table:table-cell>
          <table:table-cell office:value-type="float" office:value="22471" calcext:value-type="float">
            <text:p>22471</text:p>
          </table:table-cell>
          <table:table-cell office:value-type="float" office:value="32649" calcext:value-type="float">
            <text:p>32649</text:p>
          </table:table-cell>
          <table:table-cell office:value-type="float" office:value="13292" calcext:value-type="float">
            <text:p>13292</text:p>
          </table:table-cell>
          <table:table-cell office:value-type="float" office:value="6.24481679194118" calcext:value-type="float">
            <text:p>6.24481679194118</text:p>
          </table:table-cell>
          <table:table-cell office:value-type="float" office:value="6.111869761" calcext:value-type="float">
            <text:p>6.111869761</text:p>
          </table:table-cell>
          <table:table-cell office:value-type="float" office:value="8.353750042" calcext:value-type="float">
            <text:p>8.353750042</text:p>
          </table:table-cell>
          <table:table-cell office:value-type="float" office:value="4.360751059" calcext:value-type="float">
            <text:p>4.36075105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7</text:p>
          </table:table-cell>
          <table:table-cell office:value-type="string" calcext:value-type="string">
            <text:p>DE_WT</text:p>
          </table:table-cell>
          <table:table-cell office:value-type="float" office:value="722.087033496354" calcext:value-type="float">
            <text:p>722.087033496354</text:p>
          </table:table-cell>
          <table:table-cell office:value-type="float" office:value="721.794616202637" calcext:value-type="float">
            <text:p>721.794616202637</text:p>
          </table:table-cell>
          <table:table-cell office:value-type="float" office:value="733.606483437412" calcext:value-type="float">
            <text:p>733.606483437412</text:p>
          </table:table-cell>
          <table:table-cell office:value-type="float" office:value="706.110980917633" calcext:value-type="float">
            <text:p>706.110980917633</text:p>
          </table:table-cell>
          <table:table-cell office:value-type="float" office:value="210.43137254902" calcext:value-type="float">
            <text:p>210.43137254902</text:p>
          </table:table-cell>
          <table:table-cell office:value-type="float" office:value="206" calcext:value-type="float">
            <text:p>206</text:p>
          </table:table-cell>
          <table:table-cell office:value-type="float" office:value="401" calcext:value-type="float">
            <text:p>401</text:p>
          </table:table-cell>
          <table:table-cell office:value-type="float" office:value="79" calcext:value-type="float">
            <text:p>79</text:p>
          </table:table-cell>
          <table:table-cell office:value-type="float" office:value="31780.9215686275" calcext:value-type="float">
            <text:p>31780.9215686275</text:p>
          </table:table-cell>
          <table:table-cell office:value-type="float" office:value="31116" calcext:value-type="float">
            <text:p>31116</text:p>
          </table:table-cell>
          <table:table-cell office:value-type="float" office:value="60366" calcext:value-type="float">
            <text:p>60366</text:p>
          </table:table-cell>
          <table:table-cell office:value-type="float" office:value="12066" calcext:value-type="float">
            <text:p>12066</text:p>
          </table:table-cell>
          <table:table-cell office:value-type="float" office:value="7.56107601933333" calcext:value-type="float">
            <text:p>7.56107601933333</text:p>
          </table:table-cell>
          <table:table-cell office:value-type="float" office:value="7.405898149" calcext:value-type="float">
            <text:p>7.405898149</text:p>
          </table:table-cell>
          <table:table-cell office:value-type="float" office:value="13.241523153" calcext:value-type="float">
            <text:p>13.241523153</text:p>
          </table:table-cell>
          <table:table-cell office:value-type="float" office:value="3.493748565" calcext:value-type="float">
            <text:p>3.4937485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8</text:p>
          </table:table-cell>
          <table:table-cell office:value-type="string" calcext:value-type="string">
            <text:p>DE</text:p>
          </table:table-cell>
          <table:table-cell office:value-type="float" office:value="811.978514592005" calcext:value-type="float">
            <text:p>811.978514592005</text:p>
          </table:table-cell>
          <table:table-cell office:value-type="float" office:value="810.94453955251" calcext:value-type="float">
            <text:p>810.94453955251</text:p>
          </table:table-cell>
          <table:table-cell office:value-type="float" office:value="824.873931041705" calcext:value-type="float">
            <text:p>824.873931041705</text:p>
          </table:table-cell>
          <table:table-cell office:value-type="float" office:value="804.974795288363" calcext:value-type="float">
            <text:p>804.974795288363</text:p>
          </table:table-cell>
          <table:table-cell office:value-type="float" office:value="135.607843137255" calcext:value-type="float">
            <text:p>135.607843137255</text:p>
          </table:table-cell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20575.9411764706" calcext:value-type="float">
            <text:p>20575.9411764706</text:p>
          </table:table-cell>
          <table:table-cell office:value-type="float" office:value="20466" calcext:value-type="float">
            <text:p>20466</text:p>
          </table:table-cell>
          <table:table-cell office:value-type="float" office:value="29316" calcext:value-type="float">
            <text:p>29316</text:p>
          </table:table-cell>
          <table:table-cell office:value-type="float" office:value="11799" calcext:value-type="float">
            <text:p>11799</text:p>
          </table:table-cell>
          <table:table-cell office:value-type="float" office:value="4.44921173480392" calcext:value-type="float">
            <text:p>4.44921173480392</text:p>
          </table:table-cell>
          <table:table-cell office:value-type="float" office:value="4.489874723" calcext:value-type="float">
            <text:p>4.489874723</text:p>
          </table:table-cell>
          <table:table-cell office:value-type="float" office:value="6.260609552" calcext:value-type="float">
            <text:p>6.260609552</text:p>
          </table:table-cell>
          <table:table-cell office:value-type="float" office:value="2.968310552" calcext:value-type="float">
            <text:p>2.9683105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8</text:p>
          </table:table-cell>
          <table:table-cell office:value-type="string" calcext:value-type="string">
            <text:p>DE_WT</text:p>
          </table:table-cell>
          <table:table-cell office:value-type="float" office:value="811.198157721292" calcext:value-type="float">
            <text:p>811.198157721292</text:p>
          </table:table-cell>
          <table:table-cell office:value-type="float" office:value="809.949586065391" calcext:value-type="float">
            <text:p>809.949586065391</text:p>
          </table:table-cell>
          <table:table-cell office:value-type="float" office:value="819.899161249816" calcext:value-type="float">
            <text:p>819.899161249816</text:p>
          </table:table-cell>
          <table:table-cell office:value-type="float" office:value="805.969749310495" calcext:value-type="float">
            <text:p>805.969749310495</text:p>
          </table:table-cell>
          <table:table-cell office:value-type="float" office:value="124.764705882353" calcext:value-type="float">
            <text:p>124.764705882353</text:p>
          </table:table-cell>
          <table:table-cell office:value-type="float" office:value="124" calcext:value-type="float">
            <text:p>124</text:p>
          </table:table-cell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float" office:value="18931.3529411765" calcext:value-type="float">
            <text:p>18931.3529411765</text:p>
          </table:table-cell>
          <table:table-cell office:value-type="float" office:value="18849" calcext:value-type="float">
            <text:p>18849</text:p>
          </table:table-cell>
          <table:table-cell office:value-type="float" office:value="33055" calcext:value-type="float">
            <text:p>33055</text:p>
          </table:table-cell>
          <table:table-cell office:value-type="float" office:value="10138" calcext:value-type="float">
            <text:p>10138</text:p>
          </table:table-cell>
          <table:table-cell office:value-type="float" office:value="3.86463394082353" calcext:value-type="float">
            <text:p>3.86463394082353</text:p>
          </table:table-cell>
          <table:table-cell office:value-type="float" office:value="3.7721445" calcext:value-type="float">
            <text:p>3.7721445</text:p>
          </table:table-cell>
          <table:table-cell office:value-type="float" office:value="6.432821926" calcext:value-type="float">
            <text:p>6.432821926</text:p>
          </table:table-cell>
          <table:table-cell office:value-type="float" office:value="2.505876193" calcext:value-type="float">
            <text:p>2.50587619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9</text:p>
          </table:table-cell>
          <table:table-cell office:value-type="string" calcext:value-type="string">
            <text:p>DE</text:p>
          </table:table-cell>
          <table:table-cell office:value-type="float" office:value="901.01505998087" calcext:value-type="float">
            <text:p>901.01505998087</text:p>
          </table:table-cell>
          <table:table-cell office:value-type="float" office:value="900.454324027722" calcext:value-type="float">
            <text:p>900.454324027722</text:p>
          </table:table-cell>
          <table:table-cell office:value-type="float" office:value="908.182320811136" calcext:value-type="float">
            <text:p>908.182320811136</text:p>
          </table:table-cell>
          <table:table-cell office:value-type="float" office:value="900.000000000542" calcext:value-type="float">
            <text:p>900.000000000542</text:p>
          </table:table-cell>
          <table:table-cell office:value-type="float" office:value="68.078431372549" calcext:value-type="float">
            <text:p>68.078431372549</text:p>
          </table:table-cell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float" office:value="10460.3333333333" calcext:value-type="float">
            <text:p>10460.3333333333</text:p>
          </table:table-cell>
          <table:table-cell office:value-type="float" office:value="10343" calcext:value-type="float">
            <text:p>10343</text:p>
          </table:table-cell>
          <table:table-cell office:value-type="float" office:value="17949" calcext:value-type="float">
            <text:p>17949</text:p>
          </table:table-cell>
          <table:table-cell office:value-type="float" office:value="6988" calcext:value-type="float">
            <text:p>6988</text:p>
          </table:table-cell>
          <table:table-cell office:value-type="float" office:value="3.34235013801961" calcext:value-type="float">
            <text:p>3.34235013801961</text:p>
          </table:table-cell>
          <table:table-cell office:value-type="float" office:value="3.032215261" calcext:value-type="float">
            <text:p>3.032215261</text:p>
          </table:table-cell>
          <table:table-cell office:value-type="float" office:value="6.196092143" calcext:value-type="float">
            <text:p>6.196092143</text:p>
          </table:table-cell>
          <table:table-cell office:value-type="float" office:value="2.113798299" calcext:value-type="float">
            <text:p>2.11379829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9</text:p>
          </table:table-cell>
          <table:table-cell office:value-type="string" calcext:value-type="string">
            <text:p>DE_WT</text:p>
          </table:table-cell>
          <table:table-cell office:value-type="float" office:value="901.249189250878" calcext:value-type="float">
            <text:p>901.249189250878</text:p>
          </table:table-cell>
          <table:table-cell office:value-type="float" office:value="900.454327901688" calcext:value-type="float">
            <text:p>900.454327901688</text:p>
          </table:table-cell>
          <table:table-cell office:value-type="float" office:value="907.635644873118" calcext:value-type="float">
            <text:p>907.635644873118</text:p>
          </table:table-cell>
          <table:table-cell office:value-type="float" office:value="900.000000001135" calcext:value-type="float">
            <text:p>900.000000001135</text:p>
          </table:table-cell>
          <table:table-cell office:value-type="float" office:value="47.8823529411765" calcext:value-type="float">
            <text:p>47.882352941176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37.60784313726" calcext:value-type="float">
            <text:p>7437.60784313726</text:p>
          </table:table-cell>
          <table:table-cell office:value-type="float" office:value="7277" calcext:value-type="float">
            <text:p>7277</text:p>
          </table:table-cell>
          <table:table-cell office:value-type="float" office:value="11521" calcext:value-type="float">
            <text:p>11521</text:p>
          </table:table-cell>
          <table:table-cell office:value-type="float" office:value="5382" calcext:value-type="float">
            <text:p>5382</text:p>
          </table:table-cell>
          <table:table-cell office:value-type="float" office:value="2.89039386047059" calcext:value-type="float">
            <text:p>2.89039386047059</text:p>
          </table:table-cell>
          <table:table-cell office:value-type="float" office:value="2.663355647" calcext:value-type="float">
            <text:p>2.663355647</text:p>
          </table:table-cell>
          <table:table-cell office:value-type="float" office:value="6.214970537" calcext:value-type="float">
            <text:p>6.214970537</text:p>
          </table:table-cell>
          <table:table-cell office:value-type="float" office:value="1.551931374" calcext:value-type="float">
            <text:p>1.5519313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0</text:p>
          </table:table-cell>
          <table:table-cell office:value-type="string" calcext:value-type="string">
            <text:p>DE</text:p>
          </table:table-cell>
          <table:table-cell office:value-type="float" office:value="1541.40804675037" calcext:value-type="float">
            <text:p>1541.40804675037</text:p>
          </table:table-cell>
          <table:table-cell office:value-type="float" office:value="1510.50528116673" calcext:value-type="float">
            <text:p>1510.50528116673</text:p>
          </table:table-cell>
          <table:table-cell office:value-type="float" office:value="2390.75270301927" calcext:value-type="float">
            <text:p>2390.75270301927</text:p>
          </table:table-cell>
          <table:table-cell office:value-type="float" office:value="1000.31240045632" calcext:value-type="float">
            <text:p>1000.31240045632</text:p>
          </table:table-cell>
          <table:table-cell office:value-type="float" office:value="189.490196078431" calcext:value-type="float">
            <text:p>189.490196078431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101" calcext:value-type="float">
            <text:p>101</text:p>
          </table:table-cell>
          <table:table-cell office:value-type="float" office:value="28724.5098039216" calcext:value-type="float">
            <text:p>28724.5098039216</text:p>
          </table:table-cell>
          <table:table-cell office:value-type="float" office:value="28782" calcext:value-type="float">
            <text:p>28782</text:p>
          </table:table-cell>
          <table:table-cell office:value-type="float" office:value="42681" calcext:value-type="float">
            <text:p>42681</text:p>
          </table:table-cell>
          <table:table-cell office:value-type="float" office:value="15432" calcext:value-type="float">
            <text:p>15432</text:p>
          </table:table-cell>
          <table:table-cell office:value-type="float" office:value="7.40062867705882" calcext:value-type="float">
            <text:p>7.40062867705882</text:p>
          </table:table-cell>
          <table:table-cell office:value-type="float" office:value="7.28026782" calcext:value-type="float">
            <text:p>7.28026782</text:p>
          </table:table-cell>
          <table:table-cell office:value-type="float" office:value="13.917895033" calcext:value-type="float">
            <text:p>13.917895033</text:p>
          </table:table-cell>
          <table:table-cell office:value-type="float" office:value="4.637602957" calcext:value-type="float">
            <text:p>4.6376029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0</text:p>
          </table:table-cell>
          <table:table-cell office:value-type="string" calcext:value-type="string">
            <text:p>DE_WT</text:p>
          </table:table-cell>
          <table:table-cell office:value-type="float" office:value="1225.91010933434" calcext:value-type="float">
            <text:p>1225.91010933434</text:p>
          </table:table-cell>
          <table:table-cell office:value-type="float" office:value="1237.51654749045" calcext:value-type="float">
            <text:p>1237.51654749045</text:p>
          </table:table-cell>
          <table:table-cell office:value-type="float" office:value="1668.60380040719" calcext:value-type="float">
            <text:p>1668.60380040719</text:p>
          </table:table-cell>
          <table:table-cell office:value-type="float" office:value="1000.24994504268" calcext:value-type="float">
            <text:p>1000.24994504268</text:p>
          </table:table-cell>
          <table:table-cell office:value-type="float" office:value="363.21568627451" calcext:value-type="float">
            <text:p>363.21568627451</text:p>
          </table:table-cell>
          <table:table-cell office:value-type="float" office:value="321" calcext:value-type="float">
            <text:p>321</text:p>
          </table:table-cell>
          <table:table-cell office:value-type="float" office:value="770" calcext:value-type="float">
            <text:p>770</text:p>
          </table:table-cell>
          <table:table-cell office:value-type="float" office:value="115" calcext:value-type="float">
            <text:p>115</text:p>
          </table:table-cell>
          <table:table-cell office:value-type="float" office:value="54698.568627451" calcext:value-type="float">
            <text:p>54698.568627451</text:p>
          </table:table-cell>
          <table:table-cell office:value-type="float" office:value="48366" calcext:value-type="float">
            <text:p>48366</text:p>
          </table:table-cell>
          <table:table-cell office:value-type="float" office:value="115705" calcext:value-type="float">
            <text:p>115705</text:p>
          </table:table-cell>
          <table:table-cell office:value-type="float" office:value="17466" calcext:value-type="float">
            <text:p>17466</text:p>
          </table:table-cell>
          <table:table-cell office:value-type="float" office:value="12.0848772406275" calcext:value-type="float">
            <text:p>12.0848772406275</text:p>
          </table:table-cell>
          <table:table-cell office:value-type="float" office:value="10.840190605" calcext:value-type="float">
            <text:p>10.840190605</text:p>
          </table:table-cell>
          <table:table-cell office:value-type="float" office:value="24.712450326" calcext:value-type="float">
            <text:p>24.712450326</text:p>
          </table:table-cell>
          <table:table-cell office:value-type="float" office:value="4.195120878" calcext:value-type="float">
            <text:p>4.1951208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1</text:p>
          </table:table-cell>
          <table:table-cell office:value-type="string" calcext:value-type="string">
            <text:p>DE</text:p>
          </table:table-cell>
          <table:table-cell office:value-type="float" office:value="1103.26854908915" calcext:value-type="float">
            <text:p>1103.26854908915</text:p>
          </table:table-cell>
          <table:table-cell office:value-type="float" office:value="1101.99006832469" calcext:value-type="float">
            <text:p>1101.99006832469</text:p>
          </table:table-cell>
          <table:table-cell office:value-type="float" office:value="1109.67123245335" calcext:value-type="float">
            <text:p>1109.67123245335</text:p>
          </table:table-cell>
          <table:table-cell office:value-type="float" office:value="1100.00000003811" calcext:value-type="float">
            <text:p>1100.00000003811</text:p>
          </table:table-cell>
          <table:table-cell office:value-type="float" office:value="101.921568627451" calcext:value-type="float">
            <text:p>101.921568627451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5545" calcext:value-type="float">
            <text:p>15545</text:p>
          </table:table-cell>
          <table:table-cell office:value-type="float" office:value="15838" calcext:value-type="float">
            <text:p>15838</text:p>
          </table:table-cell>
          <table:table-cell office:value-type="float" office:value="24977" calcext:value-type="float">
            <text:p>24977</text:p>
          </table:table-cell>
          <table:table-cell office:value-type="float" office:value="10219" calcext:value-type="float">
            <text:p>10219</text:p>
          </table:table-cell>
          <table:table-cell office:value-type="float" office:value="5.80823873368628" calcext:value-type="float">
            <text:p>5.80823873368628</text:p>
          </table:table-cell>
          <table:table-cell office:value-type="float" office:value="5.711946592" calcext:value-type="float">
            <text:p>5.711946592</text:p>
          </table:table-cell>
          <table:table-cell office:value-type="float" office:value="7.67441907" calcext:value-type="float">
            <text:p>7.67441907</text:p>
          </table:table-cell>
          <table:table-cell office:value-type="float" office:value="4.334683598" calcext:value-type="float">
            <text:p>4.3346835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1</text:p>
          </table:table-cell>
          <table:table-cell office:value-type="string" calcext:value-type="string">
            <text:p>DE_WT</text:p>
          </table:table-cell>
          <table:table-cell office:value-type="float" office:value="1105.01709626198" calcext:value-type="float">
            <text:p>1105.01709626198</text:p>
          </table:table-cell>
          <table:table-cell office:value-type="float" office:value="1103.97990244105" calcext:value-type="float">
            <text:p>1103.97990244105</text:p>
          </table:table-cell>
          <table:table-cell office:value-type="float" office:value="1120.89403722256" calcext:value-type="float">
            <text:p>1120.89403722256</text:p>
          </table:table-cell>
          <table:table-cell office:value-type="float" office:value="1100.00000012068" calcext:value-type="float">
            <text:p>1100.00000012068</text:p>
          </table:table-cell>
          <table:table-cell office:value-type="float" office:value="75.9607843137255" calcext:value-type="float">
            <text:p>75.9607843137255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1646.7843137255" calcext:value-type="float">
            <text:p>11646.7843137255</text:p>
          </table:table-cell>
          <table:table-cell office:value-type="float" office:value="11682" calcext:value-type="float">
            <text:p>11682</text:p>
          </table:table-cell>
          <table:table-cell office:value-type="float" office:value="17177" calcext:value-type="float">
            <text:p>17177</text:p>
          </table:table-cell>
          <table:table-cell office:value-type="float" office:value="7149" calcext:value-type="float">
            <text:p>7149</text:p>
          </table:table-cell>
          <table:table-cell office:value-type="float" office:value="4.60281113637255" calcext:value-type="float">
            <text:p>4.60281113637255</text:p>
          </table:table-cell>
          <table:table-cell office:value-type="float" office:value="4.644989278" calcext:value-type="float">
            <text:p>4.644989278</text:p>
          </table:table-cell>
          <table:table-cell office:value-type="float" office:value="6.380232191" calcext:value-type="float">
            <text:p>6.380232191</text:p>
          </table:table-cell>
          <table:table-cell office:value-type="float" office:value="2.905728976" calcext:value-type="float">
            <text:p>2.9057289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2</text:p>
          </table:table-cell>
          <table:table-cell office:value-type="string" calcext:value-type="string">
            <text:p>DE</text:p>
          </table:table-cell>
          <table:table-cell office:value-type="float" office:value="1282.79067606381" calcext:value-type="float">
            <text:p>1282.79067606381</text:p>
          </table:table-cell>
          <table:table-cell office:value-type="float" office:value="1318.64662055568" calcext:value-type="float">
            <text:p>1318.64662055568</text:p>
          </table:table-cell>
          <table:table-cell office:value-type="float" office:value="1536.87802964571" calcext:value-type="float">
            <text:p>1536.87802964571</text:p>
          </table:table-cell>
          <table:table-cell office:value-type="float" office:value="1200.00051103319" calcext:value-type="float">
            <text:p>1200.00051103319</text:p>
          </table:table-cell>
          <table:table-cell office:value-type="float" office:value="110.019607843137" calcext:value-type="float">
            <text:p>110.019607843137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16747.8431372549" calcext:value-type="float">
            <text:p>16747.8431372549</text:p>
          </table:table-cell>
          <table:table-cell office:value-type="float" office:value="16504" calcext:value-type="float">
            <text:p>16504</text:p>
          </table:table-cell>
          <table:table-cell office:value-type="float" office:value="23294" calcext:value-type="float">
            <text:p>23294</text:p>
          </table:table-cell>
          <table:table-cell office:value-type="float" office:value="12194" calcext:value-type="float">
            <text:p>12194</text:p>
          </table:table-cell>
          <table:table-cell office:value-type="float" office:value="6.65992507288235" calcext:value-type="float">
            <text:p>6.65992507288235</text:p>
          </table:table-cell>
          <table:table-cell office:value-type="float" office:value="6.712866426" calcext:value-type="float">
            <text:p>6.712866426</text:p>
          </table:table-cell>
          <table:table-cell office:value-type="float" office:value="8.735446471" calcext:value-type="float">
            <text:p>8.735446471</text:p>
          </table:table-cell>
          <table:table-cell office:value-type="float" office:value="3.996593674" calcext:value-type="float">
            <text:p>3.9965936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2</text:p>
          </table:table-cell>
          <table:table-cell office:value-type="string" calcext:value-type="string">
            <text:p>DE_WT</text:p>
          </table:table-cell>
          <table:table-cell office:value-type="float" office:value="1345.77656719101" calcext:value-type="float">
            <text:p>1345.77656719101</text:p>
          </table:table-cell>
          <table:table-cell office:value-type="float" office:value="1319.94634876345" calcext:value-type="float">
            <text:p>1319.94634876345</text:p>
          </table:table-cell>
          <table:table-cell office:value-type="float" office:value="1732.98374542197" calcext:value-type="float">
            <text:p>1732.98374542197</text:p>
          </table:table-cell>
          <table:table-cell office:value-type="float" office:value="1200.00015670604" calcext:value-type="float">
            <text:p>1200.00015670604</text:p>
          </table:table-cell>
          <table:table-cell office:value-type="float" office:value="100.490196078431" calcext:value-type="float">
            <text:p>100.490196078431</text:p>
          </table:table-cell>
          <table:table-cell office:value-type="float" office:value="98" calcext:value-type="float">
            <text:p>98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15305.2745098039" calcext:value-type="float">
            <text:p>15305.2745098039</text:p>
          </table:table-cell>
          <table:table-cell office:value-type="float" office:value="14905" calcext:value-type="float">
            <text:p>14905</text:p>
          </table:table-cell>
          <table:table-cell office:value-type="float" office:value="21999" calcext:value-type="float">
            <text:p>21999</text:p>
          </table:table-cell>
          <table:table-cell office:value-type="float" office:value="10844" calcext:value-type="float">
            <text:p>10844</text:p>
          </table:table-cell>
          <table:table-cell office:value-type="float" office:value="5.96898698401961" calcext:value-type="float">
            <text:p>5.96898698401961</text:p>
          </table:table-cell>
          <table:table-cell office:value-type="float" office:value="5.969444511" calcext:value-type="float">
            <text:p>5.969444511</text:p>
          </table:table-cell>
          <table:table-cell office:value-type="float" office:value="8.06280525" calcext:value-type="float">
            <text:p>8.06280525</text:p>
          </table:table-cell>
          <table:table-cell office:value-type="float" office:value="3.686780009" calcext:value-type="float">
            <text:p>3.6867800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3</text:p>
          </table:table-cell>
          <table:table-cell office:value-type="string" calcext:value-type="string">
            <text:p>DE</text:p>
          </table:table-cell>
          <table:table-cell office:value-type="float" office:value="1305.22672050408" calcext:value-type="float">
            <text:p>1305.22672050408</text:p>
          </table:table-cell>
          <table:table-cell office:value-type="float" office:value="1304.10894670021" calcext:value-type="float">
            <text:p>1304.10894670021</text:p>
          </table:table-cell>
          <table:table-cell office:value-type="float" office:value="1317.34611675948" calcext:value-type="float">
            <text:p>1317.34611675948</text:p>
          </table:table-cell>
          <table:table-cell office:value-type="float" office:value="1300.00036761578" calcext:value-type="float">
            <text:p>1300.00036761578</text:p>
          </table:table-cell>
          <table:table-cell office:value-type="float" office:value="128.058823529412" calcext:value-type="float">
            <text:p>128.058823529412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19527.9215686275" calcext:value-type="float">
            <text:p>19527.9215686275</text:p>
          </table:table-cell>
          <table:table-cell office:value-type="float" office:value="19237" calcext:value-type="float">
            <text:p>19237</text:p>
          </table:table-cell>
          <table:table-cell office:value-type="float" office:value="28021" calcext:value-type="float">
            <text:p>28021</text:p>
          </table:table-cell>
          <table:table-cell office:value-type="float" office:value="14437" calcext:value-type="float">
            <text:p>14437</text:p>
          </table:table-cell>
          <table:table-cell office:value-type="float" office:value="7.72126887754902" calcext:value-type="float">
            <text:p>7.72126887754902</text:p>
          </table:table-cell>
          <table:table-cell office:value-type="float" office:value="7.44037288" calcext:value-type="float">
            <text:p>7.44037288</text:p>
          </table:table-cell>
          <table:table-cell office:value-type="float" office:value="11.271926269" calcext:value-type="float">
            <text:p>11.271926269</text:p>
          </table:table-cell>
          <table:table-cell office:value-type="float" office:value="5.722859369" calcext:value-type="float">
            <text:p>5.7228593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3</text:p>
          </table:table-cell>
          <table:table-cell office:value-type="string" calcext:value-type="string">
            <text:p>DE_WT</text:p>
          </table:table-cell>
          <table:table-cell office:value-type="float" office:value="1321.36008701433" calcext:value-type="float">
            <text:p>1321.36008701433</text:p>
          </table:table-cell>
          <table:table-cell office:value-type="float" office:value="1307.25606146052" calcext:value-type="float">
            <text:p>1307.25606146052</text:p>
          </table:table-cell>
          <table:table-cell office:value-type="float" office:value="1729.62144356358" calcext:value-type="float">
            <text:p>1729.62144356358</text:p>
          </table:table-cell>
          <table:table-cell office:value-type="float" office:value="1300.99506388763" calcext:value-type="float">
            <text:p>1300.99506388763</text:p>
          </table:table-cell>
          <table:table-cell office:value-type="float" office:value="112.274509803922" calcext:value-type="float">
            <text:p>112.274509803922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17181.1960784314" calcext:value-type="float">
            <text:p>17181.1960784314</text:p>
          </table:table-cell>
          <table:table-cell office:value-type="float" office:value="16848" calcext:value-type="float">
            <text:p>16848</text:p>
          </table:table-cell>
          <table:table-cell office:value-type="float" office:value="25837" calcext:value-type="float">
            <text:p>25837</text:p>
          </table:table-cell>
          <table:table-cell office:value-type="float" office:value="9798" calcext:value-type="float">
            <text:p>9798</text:p>
          </table:table-cell>
          <table:table-cell office:value-type="float" office:value="7.08551829231373" calcext:value-type="float">
            <text:p>7.08551829231373</text:p>
          </table:table-cell>
          <table:table-cell office:value-type="float" office:value="6.933472747" calcext:value-type="float">
            <text:p>6.933472747</text:p>
          </table:table-cell>
          <table:table-cell office:value-type="float" office:value="11.221732853" calcext:value-type="float">
            <text:p>11.221732853</text:p>
          </table:table-cell>
          <table:table-cell office:value-type="float" office:value="4.450820751" calcext:value-type="float">
            <text:p>4.4508207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4</text:p>
          </table:table-cell>
          <table:table-cell office:value-type="string" calcext:value-type="string">
            <text:p>DE</text:p>
          </table:table-cell>
          <table:table-cell office:value-type="float" office:value="1406.98728133974" calcext:value-type="float">
            <text:p>1406.98728133974</text:p>
          </table:table-cell>
          <table:table-cell office:value-type="float" office:value="1402.98614833339" calcext:value-type="float">
            <text:p>1402.98614833339</text:p>
          </table:table-cell>
          <table:table-cell office:value-type="float" office:value="1431.94012609543" calcext:value-type="float">
            <text:p>1431.94012609543</text:p>
          </table:table-cell>
          <table:table-cell office:value-type="float" office:value="1400.001522642" calcext:value-type="float">
            <text:p>1400.001522642</text:p>
          </table:table-cell>
          <table:table-cell office:value-type="float" office:value="154.803921568627" calcext:value-type="float">
            <text:p>154.803921568627</text:p>
          </table:table-cell>
          <table:table-cell office:value-type="float" office:value="148" calcext:value-type="float">
            <text:p>148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  <table:table-cell office:value-type="float" office:value="23577.6470588235" calcext:value-type="float">
            <text:p>23577.6470588235</text:p>
          </table:table-cell>
          <table:table-cell office:value-type="float" office:value="22537" calcext:value-type="float">
            <text:p>22537</text:p>
          </table:table-cell>
          <table:table-cell office:value-type="float" office:value="45253" calcext:value-type="float">
            <text:p>45253</text:p>
          </table:table-cell>
          <table:table-cell office:value-type="float" office:value="15721" calcext:value-type="float">
            <text:p>15721</text:p>
          </table:table-cell>
          <table:table-cell office:value-type="float" office:value="11.0168341355882" calcext:value-type="float">
            <text:p>11.0168341355882</text:p>
          </table:table-cell>
          <table:table-cell office:value-type="float" office:value="10.624413527" calcext:value-type="float">
            <text:p>10.624413527</text:p>
          </table:table-cell>
          <table:table-cell office:value-type="float" office:value="18.61514739" calcext:value-type="float">
            <text:p>18.61514739</text:p>
          </table:table-cell>
          <table:table-cell office:value-type="float" office:value="7.135728707" calcext:value-type="float">
            <text:p>7.13572870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4</text:p>
          </table:table-cell>
          <table:table-cell office:value-type="string" calcext:value-type="string">
            <text:p>DE_WT</text:p>
          </table:table-cell>
          <table:table-cell office:value-type="float" office:value="1415.18147981971" calcext:value-type="float">
            <text:p>1415.18147981971</text:p>
          </table:table-cell>
          <table:table-cell office:value-type="float" office:value="1412.93504395937" calcext:value-type="float">
            <text:p>1412.93504395937</text:p>
          </table:table-cell>
          <table:table-cell office:value-type="float" office:value="1457.80815314454" calcext:value-type="float">
            <text:p>1457.80815314454</text:p>
          </table:table-cell>
          <table:table-cell office:value-type="float" office:value="1401.99030841478" calcext:value-type="float">
            <text:p>1401.99030841478</text:p>
          </table:table-cell>
          <table:table-cell office:value-type="float" office:value="387.235294117647" calcext:value-type="float">
            <text:p>387.235294117647</text:p>
          </table:table-cell>
          <table:table-cell office:value-type="float" office:value="115" calcext:value-type="float">
            <text:p>115</text:p>
          </table:table-cell>
          <table:table-cell office:value-type="float" office:value="5472" calcext:value-type="float">
            <text:p>5472</text:p>
          </table:table-cell>
          <table:table-cell office:value-type="float" office:value="59" calcext:value-type="float">
            <text:p>59</text:p>
          </table:table-cell>
          <table:table-cell office:value-type="float" office:value="58395.9803921569" calcext:value-type="float">
            <text:p>58395.9803921569</text:p>
          </table:table-cell>
          <table:table-cell office:value-type="float" office:value="17543" calcext:value-type="float">
            <text:p>17543</text:p>
          </table:table-cell>
          <table:table-cell office:value-type="float" office:value="821181" calcext:value-type="float">
            <text:p>821181</text:p>
          </table:table-cell>
          <table:table-cell office:value-type="float" office:value="9209" calcext:value-type="float">
            <text:p>9209</text:p>
          </table:table-cell>
          <table:table-cell office:value-type="float" office:value="21.1988099088235" calcext:value-type="float">
            <text:p>21.1988099088235</text:p>
          </table:table-cell>
          <table:table-cell office:value-type="float" office:value="8.481954457" calcext:value-type="float">
            <text:p>8.481954457</text:p>
          </table:table-cell>
          <table:table-cell office:value-type="float" office:value="275.170901916" calcext:value-type="float">
            <text:p>275.170901916</text:p>
          </table:table-cell>
          <table:table-cell office:value-type="float" office:value="5.454790535" calcext:value-type="float">
            <text:p>5.4547905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5</text:p>
          </table:table-cell>
          <table:table-cell office:value-type="string" calcext:value-type="string">
            <text:p>DE</text:p>
          </table:table-cell>
          <table:table-cell office:value-type="float" office:value="1501.5323252985" calcext:value-type="float">
            <text:p>1501.5323252985</text:p>
          </table:table-cell>
          <table:table-cell office:value-type="float" office:value="1501.13839373461" calcext:value-type="float">
            <text:p>1501.13839373461</text:p>
          </table:table-cell>
          <table:table-cell office:value-type="float" office:value="1506.41419848014" calcext:value-type="float">
            <text:p>1506.41419848014</text:p>
          </table:table-cell>
          <table:table-cell office:value-type="float" office:value="1500.00467210357" calcext:value-type="float">
            <text:p>1500.00467210357</text:p>
          </table:table-cell>
          <table:table-cell office:value-type="float" office:value="123.019607843137" calcext:value-type="float">
            <text:p>123.019607843137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19044.8823529412" calcext:value-type="float">
            <text:p>19044.8823529412</text:p>
          </table:table-cell>
          <table:table-cell office:value-type="float" office:value="19278" calcext:value-type="float">
            <text:p>19278</text:p>
          </table:table-cell>
          <table:table-cell office:value-type="float" office:value="23430" calcext:value-type="float">
            <text:p>23430</text:p>
          </table:table-cell>
          <table:table-cell office:value-type="float" office:value="13603" calcext:value-type="float">
            <text:p>13603</text:p>
          </table:table-cell>
          <table:table-cell office:value-type="float" office:value="8.91700985692157" calcext:value-type="float">
            <text:p>8.91700985692157</text:p>
          </table:table-cell>
          <table:table-cell office:value-type="float" office:value="7.701547813" calcext:value-type="float">
            <text:p>7.701547813</text:p>
          </table:table-cell>
          <table:table-cell office:value-type="float" office:value="15.701672973" calcext:value-type="float">
            <text:p>15.701672973</text:p>
          </table:table-cell>
          <table:table-cell office:value-type="float" office:value="5.014574937" calcext:value-type="float">
            <text:p>5.0145749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5</text:p>
          </table:table-cell>
          <table:table-cell office:value-type="string" calcext:value-type="string">
            <text:p>DE_WT</text:p>
          </table:table-cell>
          <table:table-cell office:value-type="float" office:value="1503.70928830562" calcext:value-type="float">
            <text:p>1503.70928830562</text:p>
          </table:table-cell>
          <table:table-cell office:value-type="float" office:value="1502.32308010899" calcext:value-type="float">
            <text:p>1502.32308010899</text:p>
          </table:table-cell>
          <table:table-cell office:value-type="float" office:value="1513.9497528475" calcext:value-type="float">
            <text:p>1513.9497528475</text:p>
          </table:table-cell>
          <table:table-cell office:value-type="float" office:value="1500.00204952767" calcext:value-type="float">
            <text:p>1500.00204952767</text:p>
          </table:table-cell>
          <table:table-cell office:value-type="float" office:value="102.058823529412" calcext:value-type="float">
            <text:p>102.058823529412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15829.8039215686" calcext:value-type="float">
            <text:p>15829.8039215686</text:p>
          </table:table-cell>
          <table:table-cell office:value-type="float" office:value="15436" calcext:value-type="float">
            <text:p>15436</text:p>
          </table:table-cell>
          <table:table-cell office:value-type="float" office:value="26836" calcext:value-type="float">
            <text:p>26836</text:p>
          </table:table-cell>
          <table:table-cell office:value-type="float" office:value="9326" calcext:value-type="float">
            <text:p>9326</text:p>
          </table:table-cell>
          <table:table-cell office:value-type="float" office:value="6.60273048168627" calcext:value-type="float">
            <text:p>6.60273048168627</text:p>
          </table:table-cell>
          <table:table-cell office:value-type="float" office:value="5.733669525" calcext:value-type="float">
            <text:p>5.733669525</text:p>
          </table:table-cell>
          <table:table-cell office:value-type="float" office:value="14.005411715" calcext:value-type="float">
            <text:p>14.005411715</text:p>
          </table:table-cell>
          <table:table-cell office:value-type="float" office:value="3.016947627" calcext:value-type="float">
            <text:p>3.01694762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6</text:p>
          </table:table-cell>
          <table:table-cell office:value-type="string" calcext:value-type="string">
            <text:p>DE</text:p>
          </table:table-cell>
          <table:table-cell office:value-type="float" office:value="1616.43496000834" calcext:value-type="float">
            <text:p>1616.43496000834</text:p>
          </table:table-cell>
          <table:table-cell office:value-type="float" office:value="1600.55115280478" calcext:value-type="float">
            <text:p>1600.55115280478</text:p>
          </table:table-cell>
          <table:table-cell office:value-type="float" office:value="1746.16014316196" calcext:value-type="float">
            <text:p>1746.16014316196</text:p>
          </table:table-cell>
          <table:table-cell office:value-type="float" office:value="1600.00465665257" calcext:value-type="float">
            <text:p>1600.00465665257</text:p>
          </table:table-cell>
          <table:table-cell office:value-type="float" office:value="175.137254901961" calcext:value-type="float">
            <text:p>175.137254901961</text:p>
          </table:table-cell>
          <table:table-cell office:value-type="float" office:value="172" calcext:value-type="float">
            <text:p>17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26690.1960784314" calcext:value-type="float">
            <text:p>26690.1960784314</text:p>
          </table:table-cell>
          <table:table-cell office:value-type="float" office:value="26181" calcext:value-type="float">
            <text:p>26181</text:p>
          </table:table-cell>
          <table:table-cell office:value-type="float" office:value="40281" calcext:value-type="float">
            <text:p>40281</text:p>
          </table:table-cell>
          <table:table-cell office:value-type="float" office:value="16900" calcext:value-type="float">
            <text:p>16900</text:p>
          </table:table-cell>
          <table:table-cell office:value-type="float" office:value="10.4445322356275" calcext:value-type="float">
            <text:p>10.4445322356275</text:p>
          </table:table-cell>
          <table:table-cell office:value-type="float" office:value="10.018077841" calcext:value-type="float">
            <text:p>10.018077841</text:p>
          </table:table-cell>
          <table:table-cell office:value-type="float" office:value="17.831303287" calcext:value-type="float">
            <text:p>17.831303287</text:p>
          </table:table-cell>
          <table:table-cell office:value-type="float" office:value="6.737005612" calcext:value-type="float">
            <text:p>6.7370056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6</text:p>
          </table:table-cell>
          <table:table-cell office:value-type="string" calcext:value-type="string">
            <text:p>DE_WT</text:p>
          </table:table-cell>
          <table:table-cell office:value-type="float" office:value="1624.37227642553" calcext:value-type="float">
            <text:p>1624.37227642553</text:p>
          </table:table-cell>
          <table:table-cell office:value-type="float" office:value="1600.74421752797" calcext:value-type="float">
            <text:p>1600.74421752797</text:p>
          </table:table-cell>
          <table:table-cell office:value-type="float" office:value="1900.95724896822" calcext:value-type="float">
            <text:p>1900.95724896822</text:p>
          </table:table-cell>
          <table:table-cell office:value-type="float" office:value="1600.02081329888" calcext:value-type="float">
            <text:p>1600.02081329888</text:p>
          </table:table-cell>
          <table:table-cell office:value-type="float" office:value="153.392156862745" calcext:value-type="float">
            <text:p>153.392156862745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78" calcext:value-type="float">
            <text:p>78</text:p>
          </table:table-cell>
          <table:table-cell office:value-type="float" office:value="23446.5490196078" calcext:value-type="float">
            <text:p>23446.5490196078</text:p>
          </table:table-cell>
          <table:table-cell office:value-type="float" office:value="24733" calcext:value-type="float">
            <text:p>24733</text:p>
          </table:table-cell>
          <table:table-cell office:value-type="float" office:value="40281" calcext:value-type="float">
            <text:p>40281</text:p>
          </table:table-cell>
          <table:table-cell office:value-type="float" office:value="12081" calcext:value-type="float">
            <text:p>12081</text:p>
          </table:table-cell>
          <table:table-cell office:value-type="float" office:value="9.19630293698039" calcext:value-type="float">
            <text:p>9.19630293698039</text:p>
          </table:table-cell>
          <table:table-cell office:value-type="float" office:value="9.744431288" calcext:value-type="float">
            <text:p>9.744431288</text:p>
          </table:table-cell>
          <table:table-cell office:value-type="float" office:value="15.291038315" calcext:value-type="float">
            <text:p>15.291038315</text:p>
          </table:table-cell>
          <table:table-cell office:value-type="float" office:value="4.626583418" calcext:value-type="float">
            <text:p>4.6265834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7</text:p>
          </table:table-cell>
          <table:table-cell office:value-type="string" calcext:value-type="string">
            <text:p>DE</text:p>
          </table:table-cell>
          <table:table-cell office:value-type="float" office:value="1714.58496180312" calcext:value-type="float">
            <text:p>1714.58496180312</text:p>
          </table:table-cell>
          <table:table-cell office:value-type="float" office:value="1705.29748886058" calcext:value-type="float">
            <text:p>1705.29748886058</text:p>
          </table:table-cell>
          <table:table-cell office:value-type="float" office:value="1783.4893960942" calcext:value-type="float">
            <text:p>1783.4893960942</text:p>
          </table:table-cell>
          <table:table-cell office:value-type="float" office:value="1700.07976019799" calcext:value-type="float">
            <text:p>1700.07976019799</text:p>
          </table:table-cell>
          <table:table-cell office:value-type="float" office:value="162.450980392157" calcext:value-type="float">
            <text:p>162.450980392157</text:p>
          </table:table-cell>
          <table:table-cell office:value-type="float" office:value="155" calcext:value-type="float">
            <text:p>15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24885.1764705882" calcext:value-type="float">
            <text:p>24885.1764705882</text:p>
          </table:table-cell>
          <table:table-cell office:value-type="float" office:value="23686" calcext:value-type="float">
            <text:p>23686</text:p>
          </table:table-cell>
          <table:table-cell office:value-type="float" office:value="45052" calcext:value-type="float">
            <text:p>45052</text:p>
          </table:table-cell>
          <table:table-cell office:value-type="float" office:value="18747" calcext:value-type="float">
            <text:p>18747</text:p>
          </table:table-cell>
          <table:table-cell office:value-type="float" office:value="14.5822552646471" calcext:value-type="float">
            <text:p>14.5822552646471</text:p>
          </table:table-cell>
          <table:table-cell office:value-type="float" office:value="13.600242324" calcext:value-type="float">
            <text:p>13.600242324</text:p>
          </table:table-cell>
          <table:table-cell office:value-type="float" office:value="23.532641326" calcext:value-type="float">
            <text:p>23.532641326</text:p>
          </table:table-cell>
          <table:table-cell office:value-type="float" office:value="10.050872191" calcext:value-type="float">
            <text:p>10.05087219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7</text:p>
          </table:table-cell>
          <table:table-cell office:value-type="string" calcext:value-type="string">
            <text:p>DE_WT</text:p>
          </table:table-cell>
          <table:table-cell office:value-type="float" office:value="1716.85241404652" calcext:value-type="float">
            <text:p>1716.85241404652</text:p>
          </table:table-cell>
          <table:table-cell office:value-type="float" office:value="1718.2659631354" calcext:value-type="float">
            <text:p>1718.2659631354</text:p>
          </table:table-cell>
          <table:table-cell office:value-type="float" office:value="1755.52511077188" calcext:value-type="float">
            <text:p>1755.52511077188</text:p>
          </table:table-cell>
          <table:table-cell office:value-type="float" office:value="1701.317559837" calcext:value-type="float">
            <text:p>1701.317559837</text:p>
          </table:table-cell>
          <table:table-cell office:value-type="float" office:value="488.647058823529" calcext:value-type="float">
            <text:p>488.647058823529</text:p>
          </table:table-cell>
          <table:table-cell office:value-type="float" office:value="349" calcext:value-type="float">
            <text:p>349</text:p>
          </table:table-cell>
          <table:table-cell office:value-type="float" office:value="4613" calcext:value-type="float">
            <text:p>4613</text:p>
          </table:table-cell>
          <table:table-cell office:value-type="float" office:value="132" calcext:value-type="float">
            <text:p>132</text:p>
          </table:table-cell>
          <table:table-cell office:value-type="float" office:value="73772.5294117647" calcext:value-type="float">
            <text:p>73772.5294117647</text:p>
          </table:table-cell>
          <table:table-cell office:value-type="float" office:value="52918" calcext:value-type="float">
            <text:p>52918</text:p>
          </table:table-cell>
          <table:table-cell office:value-type="float" office:value="692331" calcext:value-type="float">
            <text:p>692331</text:p>
          </table:table-cell>
          <table:table-cell office:value-type="float" office:value="20170" calcext:value-type="float">
            <text:p>20170</text:p>
          </table:table-cell>
          <table:table-cell office:value-type="float" office:value="38.3263775657451" calcext:value-type="float">
            <text:p>38.3263775657451</text:p>
          </table:table-cell>
          <table:table-cell office:value-type="float" office:value="27.185649976" calcext:value-type="float">
            <text:p>27.185649976</text:p>
          </table:table-cell>
          <table:table-cell office:value-type="float" office:value="352.45854011" calcext:value-type="float">
            <text:p>352.45854011</text:p>
          </table:table-cell>
          <table:table-cell office:value-type="float" office:value="10.97182502" calcext:value-type="float">
            <text:p>10.971825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8</text:p>
          </table:table-cell>
          <table:table-cell office:value-type="string" calcext:value-type="string">
            <text:p>DE</text:p>
          </table:table-cell>
          <table:table-cell office:value-type="float" office:value="1802.15229043943" calcext:value-type="float">
            <text:p>1802.15229043943</text:p>
          </table:table-cell>
          <table:table-cell office:value-type="float" office:value="1801.1963484511" calcext:value-type="float">
            <text:p>1801.1963484511</text:p>
          </table:table-cell>
          <table:table-cell office:value-type="float" office:value="1821.08304119664" calcext:value-type="float">
            <text:p>1821.08304119664</text:p>
          </table:table-cell>
          <table:table-cell office:value-type="float" office:value="1800.00279864667" calcext:value-type="float">
            <text:p>1800.00279864667</text:p>
          </table:table-cell>
          <table:table-cell office:value-type="float" office:value="132.980392156863" calcext:value-type="float">
            <text:p>132.980392156863</text:p>
          </table:table-cell>
          <table:table-cell office:value-type="float" office:value="129" calcext:value-type="float">
            <text:p>129</text:p>
          </table:table-cell>
          <table:table-cell office:value-type="float" office:value="307" calcext:value-type="float">
            <text:p>307</text:p>
          </table:table-cell>
          <table:table-cell office:value-type="float" office:value="96" calcext:value-type="float">
            <text:p>96</text:p>
          </table:table-cell>
          <table:table-cell office:value-type="float" office:value="20537.2745098039" calcext:value-type="float">
            <text:p>20537.2745098039</text:p>
          </table:table-cell>
          <table:table-cell office:value-type="float" office:value="19999" calcext:value-type="float">
            <text:p>19999</text:p>
          </table:table-cell>
          <table:table-cell office:value-type="float" office:value="46706" calcext:value-type="float">
            <text:p>46706</text:p>
          </table:table-cell>
          <table:table-cell office:value-type="float" office:value="14726" calcext:value-type="float">
            <text:p>14726</text:p>
          </table:table-cell>
          <table:table-cell office:value-type="float" office:value="10.5637825966863" calcext:value-type="float">
            <text:p>10.5637825966863</text:p>
          </table:table-cell>
          <table:table-cell office:value-type="float" office:value="9.027795901" calcext:value-type="float">
            <text:p>9.027795901</text:p>
          </table:table-cell>
          <table:table-cell office:value-type="float" office:value="26.25022667" calcext:value-type="float">
            <text:p>26.25022667</text:p>
          </table:table-cell>
          <table:table-cell office:value-type="float" office:value="6.668352039" calcext:value-type="float">
            <text:p>6.6683520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8</text:p>
          </table:table-cell>
          <table:table-cell office:value-type="string" calcext:value-type="string">
            <text:p>DE_WT</text:p>
          </table:table-cell>
          <table:table-cell office:value-type="float" office:value="1810.22927942299" calcext:value-type="float">
            <text:p>1810.22927942299</text:p>
          </table:table-cell>
          <table:table-cell office:value-type="float" office:value="1802.424599484" calcext:value-type="float">
            <text:p>1802.424599484</text:p>
          </table:table-cell>
          <table:table-cell office:value-type="float" office:value="1856.51128332073" calcext:value-type="float">
            <text:p>1856.51128332073</text:p>
          </table:table-cell>
          <table:table-cell office:value-type="float" office:value="1800.0184151887" calcext:value-type="float">
            <text:p>1800.0184151887</text:p>
          </table:table-cell>
          <table:table-cell office:value-type="float" office:value="705.098039215686" calcext:value-type="float">
            <text:p>705.098039215686</text:p>
          </table:table-cell>
          <table:table-cell office:value-type="float" office:value="122" calcext:value-type="float">
            <text:p>122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106294.745098039" calcext:value-type="float">
            <text:p>106294.745098039</text:p>
          </table:table-cell>
          <table:table-cell office:value-type="float" office:value="18714" calcext:value-type="float">
            <text:p>18714</text:p>
          </table:table-cell>
          <table:table-cell office:value-type="float" office:value="1500381" calcext:value-type="float">
            <text:p>1500381</text:p>
          </table:table-cell>
          <table:table-cell office:value-type="float" office:value="13215" calcext:value-type="float">
            <text:p>13215</text:p>
          </table:table-cell>
          <table:table-cell office:value-type="float" office:value="40.4950319152353" calcext:value-type="float">
            <text:p>40.4950319152353</text:p>
          </table:table-cell>
          <table:table-cell office:value-type="float" office:value="9.99977275" calcext:value-type="float">
            <text:p>9.99977275</text:p>
          </table:table-cell>
          <table:table-cell office:value-type="float" office:value="551.665063664" calcext:value-type="float">
            <text:p>551.665063664</text:p>
          </table:table-cell>
          <table:table-cell office:value-type="float" office:value="5.524239549" calcext:value-type="float">
            <text:p>5.52423954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9</text:p>
          </table:table-cell>
          <table:table-cell office:value-type="string" calcext:value-type="string">
            <text:p>DE</text:p>
          </table:table-cell>
          <table:table-cell office:value-type="float" office:value="1900.60779626614" calcext:value-type="float">
            <text:p>1900.60779626614</text:p>
          </table:table-cell>
          <table:table-cell office:value-type="float" office:value="1900.16269081768" calcext:value-type="float">
            <text:p>1900.16269081768</text:p>
          </table:table-cell>
          <table:table-cell office:value-type="float" office:value="1902.56118657383" calcext:value-type="float">
            <text:p>1902.56118657383</text:p>
          </table:table-cell>
          <table:table-cell office:value-type="float" office:value="1900.01048987155" calcext:value-type="float">
            <text:p>1900.01048987155</text:p>
          </table:table-cell>
          <table:table-cell office:value-type="float" office:value="153.901960784314" calcext:value-type="float">
            <text:p>153.901960784314</text:p>
          </table:table-cell>
          <table:table-cell office:value-type="float" office:value="153" calcext:value-type="float">
            <text:p>153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23423.1568627451" calcext:value-type="float">
            <text:p>23423.1568627451</text:p>
          </table:table-cell>
          <table:table-cell office:value-type="float" office:value="23265" calcext:value-type="float">
            <text:p>23265</text:p>
          </table:table-cell>
          <table:table-cell office:value-type="float" office:value="31790" calcext:value-type="float">
            <text:p>31790</text:p>
          </table:table-cell>
          <table:table-cell office:value-type="float" office:value="16943" calcext:value-type="float">
            <text:p>16943</text:p>
          </table:table-cell>
          <table:table-cell office:value-type="float" office:value="13.4371123021961" calcext:value-type="float">
            <text:p>13.4371123021961</text:p>
          </table:table-cell>
          <table:table-cell office:value-type="float" office:value="12.805573704" calcext:value-type="float">
            <text:p>12.805573704</text:p>
          </table:table-cell>
          <table:table-cell office:value-type="float" office:value="23.867558786" calcext:value-type="float">
            <text:p>23.867558786</text:p>
          </table:table-cell>
          <table:table-cell office:value-type="float" office:value="9.440249911" calcext:value-type="float">
            <text:p>9.4402499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19</text:p>
          </table:table-cell>
          <table:table-cell office:value-type="string" calcext:value-type="string">
            <text:p>DE_WT</text:p>
          </table:table-cell>
          <table:table-cell office:value-type="float" office:value="1901.52652596992" calcext:value-type="float">
            <text:p>1901.52652596992</text:p>
          </table:table-cell>
          <table:table-cell office:value-type="float" office:value="1901.10456279329" calcext:value-type="float">
            <text:p>1901.10456279329</text:p>
          </table:table-cell>
          <table:table-cell office:value-type="float" office:value="1911.06277764905" calcext:value-type="float">
            <text:p>1911.06277764905</text:p>
          </table:table-cell>
          <table:table-cell office:value-type="float" office:value="1900.01107835875" calcext:value-type="float">
            <text:p>1900.01107835875</text:p>
          </table:table-cell>
          <table:table-cell office:value-type="float" office:value="118.960784313725" calcext:value-type="float">
            <text:p>118.960784313725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18144.0196078431" calcext:value-type="float">
            <text:p>18144.0196078431</text:p>
          </table:table-cell>
          <table:table-cell office:value-type="float" office:value="18827" calcext:value-type="float">
            <text:p>18827</text:p>
          </table:table-cell>
          <table:table-cell office:value-type="float" office:value="31171" calcext:value-type="float">
            <text:p>31171</text:p>
          </table:table-cell>
          <table:table-cell office:value-type="float" office:value="10076" calcext:value-type="float">
            <text:p>10076</text:p>
          </table:table-cell>
          <table:table-cell office:value-type="float" office:value="10.377029872451" calcext:value-type="float">
            <text:p>10.377029872451</text:p>
          </table:table-cell>
          <table:table-cell office:value-type="float" office:value="10.035591164" calcext:value-type="float">
            <text:p>10.035591164</text:p>
          </table:table-cell>
          <table:table-cell office:value-type="float" office:value="17.353202616" calcext:value-type="float">
            <text:p>17.353202616</text:p>
          </table:table-cell>
          <table:table-cell office:value-type="float" office:value="5.41491044" calcext:value-type="float">
            <text:p>5.414910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0</text:p>
          </table:table-cell>
          <table:table-cell office:value-type="string" calcext:value-type="string">
            <text:p>DE</text:p>
          </table:table-cell>
          <table:table-cell office:value-type="float" office:value="2005.38668472678" calcext:value-type="float">
            <text:p>2005.38668472678</text:p>
          </table:table-cell>
          <table:table-cell office:value-type="float" office:value="2002.03485022479" calcext:value-type="float">
            <text:p>2002.03485022479</text:p>
          </table:table-cell>
          <table:table-cell office:value-type="float" office:value="2025.0504960228" calcext:value-type="float">
            <text:p>2025.0504960228</text:p>
          </table:table-cell>
          <table:table-cell office:value-type="float" office:value="2000.0155984708" calcext:value-type="float">
            <text:p>2000.0155984708</text:p>
          </table:table-cell>
          <table:table-cell office:value-type="float" office:value="198.137254901961" calcext:value-type="float">
            <text:p>198.137254901961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  <table:table-cell office:value-type="float" office:value="30121.862745098" calcext:value-type="float">
            <text:p>30121.862745098</text:p>
          </table:table-cell>
          <table:table-cell office:value-type="float" office:value="29031" calcext:value-type="float">
            <text:p>29031</text:p>
          </table:table-cell>
          <table:table-cell office:value-type="float" office:value="49281" calcext:value-type="float">
            <text:p>49281</text:p>
          </table:table-cell>
          <table:table-cell office:value-type="float" office:value="23331" calcext:value-type="float">
            <text:p>23331</text:p>
          </table:table-cell>
          <table:table-cell office:value-type="float" office:value="17.2667110726667" calcext:value-type="float">
            <text:p>17.2667110726667</text:p>
          </table:table-cell>
          <table:table-cell office:value-type="float" office:value="16.609707808" calcext:value-type="float">
            <text:p>16.609707808</text:p>
          </table:table-cell>
          <table:table-cell office:value-type="float" office:value="27.702466375" calcext:value-type="float">
            <text:p>27.702466375</text:p>
          </table:table-cell>
          <table:table-cell office:value-type="float" office:value="13.516984578" calcext:value-type="float">
            <text:p>13.5169845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0</text:p>
          </table:table-cell>
          <table:table-cell office:value-type="string" calcext:value-type="string">
            <text:p>DE_WT</text:p>
          </table:table-cell>
          <table:table-cell office:value-type="float" office:value="2009.98855872058" calcext:value-type="float">
            <text:p>2009.98855872058</text:p>
          </table:table-cell>
          <table:table-cell office:value-type="float" office:value="2004.54067763903" calcext:value-type="float">
            <text:p>2004.54067763903</text:p>
          </table:table-cell>
          <table:table-cell office:value-type="float" office:value="2038.10417977289" calcext:value-type="float">
            <text:p>2038.10417977289</text:p>
          </table:table-cell>
          <table:table-cell office:value-type="float" office:value="2000.33297660134" calcext:value-type="float">
            <text:p>2000.33297660134</text:p>
          </table:table-cell>
          <table:table-cell office:value-type="float" office:value="384.21568627451" calcext:value-type="float">
            <text:p>384.21568627451</text:p>
          </table:table-cell>
          <table:table-cell office:value-type="float" office:value="276" calcext:value-type="float">
            <text:p>276</text:p>
          </table:table-cell>
          <table:table-cell office:value-type="float" office:value="1637" calcext:value-type="float">
            <text:p>1637</text:p>
          </table:table-cell>
          <table:table-cell office:value-type="float" office:value="147" calcext:value-type="float">
            <text:p>147</text:p>
          </table:table-cell>
          <table:table-cell office:value-type="float" office:value="58022.4117647059" calcext:value-type="float">
            <text:p>58022.4117647059</text:p>
          </table:table-cell>
          <table:table-cell office:value-type="float" office:value="41781" calcext:value-type="float">
            <text:p>41781</text:p>
          </table:table-cell>
          <table:table-cell office:value-type="float" office:value="245931" calcext:value-type="float">
            <text:p>245931</text:p>
          </table:table-cell>
          <table:table-cell office:value-type="float" office:value="22431" calcext:value-type="float">
            <text:p>22431</text:p>
          </table:table-cell>
          <table:table-cell office:value-type="float" office:value="31.7030817325294" calcext:value-type="float">
            <text:p>31.7030817325294</text:p>
          </table:table-cell>
          <table:table-cell office:value-type="float" office:value="22.761039524" calcext:value-type="float">
            <text:p>22.761039524</text:p>
          </table:table-cell>
          <table:table-cell office:value-type="float" office:value="130.738615055" calcext:value-type="float">
            <text:p>130.738615055</text:p>
          </table:table-cell>
          <table:table-cell office:value-type="float" office:value="13.810558372" calcext:value-type="float">
            <text:p>13.8105583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1</text:p>
          </table:table-cell>
          <table:table-cell office:value-type="string" calcext:value-type="string">
            <text:p>DE</text:p>
          </table:table-cell>
          <table:table-cell office:value-type="float" office:value="2256.20374772131" calcext:value-type="float">
            <text:p>2256.20374772131</text:p>
          </table:table-cell>
          <table:table-cell office:value-type="float" office:value="2200.00002562857" calcext:value-type="float">
            <text:p>2200.00002562857</text:p>
          </table:table-cell>
          <table:table-cell office:value-type="float" office:value="2330.28705882301" calcext:value-type="float">
            <text:p>2330.28705882301</text:p>
          </table:table-cell>
          <table:table-cell office:value-type="float" office:value="2200.00000245244" calcext:value-type="float">
            <text:p>2200.00000245244</text:p>
          </table:table-cell>
          <table:table-cell office:value-type="float" office:value="102.666666666667" calcext:value-type="float">
            <text:p>102.666666666667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15666.2549019608" calcext:value-type="float">
            <text:p>15666.2549019608</text:p>
          </table:table-cell>
          <table:table-cell office:value-type="float" office:value="14598" calcext:value-type="float">
            <text:p>14598</text:p>
          </table:table-cell>
          <table:table-cell office:value-type="float" office:value="27999" calcext:value-type="float">
            <text:p>27999</text:p>
          </table:table-cell>
          <table:table-cell office:value-type="float" office:value="8532" calcext:value-type="float">
            <text:p>8532</text:p>
          </table:table-cell>
          <table:table-cell office:value-type="float" office:value="10.118311963098" calcext:value-type="float">
            <text:p>10.118311963098</text:p>
          </table:table-cell>
          <table:table-cell office:value-type="float" office:value="10.013940702" calcext:value-type="float">
            <text:p>10.013940702</text:p>
          </table:table-cell>
          <table:table-cell office:value-type="float" office:value="15.325241389" calcext:value-type="float">
            <text:p>15.325241389</text:p>
          </table:table-cell>
          <table:table-cell office:value-type="float" office:value="6.241992854" calcext:value-type="float">
            <text:p>6.24199285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1</text:p>
          </table:table-cell>
          <table:table-cell office:value-type="string" calcext:value-type="string">
            <text:p>DE_WT</text:p>
          </table:table-cell>
          <table:table-cell office:value-type="float" office:value="2276.85392230666" calcext:value-type="float">
            <text:p>2276.85392230666</text:p>
          </table:table-cell>
          <table:table-cell office:value-type="float" office:value="2309.69421027573" calcext:value-type="float">
            <text:p>2309.69421027573</text:p>
          </table:table-cell>
          <table:table-cell office:value-type="float" office:value="2321.68418565929" calcext:value-type="float">
            <text:p>2321.68418565929</text:p>
          </table:table-cell>
          <table:table-cell office:value-type="float" office:value="2200.00000237253" calcext:value-type="float">
            <text:p>2200.00000237253</text:p>
          </table:table-cell>
          <table:table-cell office:value-type="float" office:value="85.6862745098039" calcext:value-type="float">
            <text:p>85.6862745098039</text:p>
          </table:table-cell>
          <table:table-cell office:value-type="float" office:value="74" calcext:value-type="float">
            <text:p>74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13087.4901960784" calcext:value-type="float">
            <text:p>13087.4901960784</text:p>
          </table:table-cell>
          <table:table-cell office:value-type="float" office:value="11305" calcext:value-type="float">
            <text:p>11305</text:p>
          </table:table-cell>
          <table:table-cell office:value-type="float" office:value="33794" calcext:value-type="float">
            <text:p>33794</text:p>
          </table:table-cell>
          <table:table-cell office:value-type="float" office:value="6293" calcext:value-type="float">
            <text:p>6293</text:p>
          </table:table-cell>
          <table:table-cell office:value-type="float" office:value="8.23420699998039" calcext:value-type="float">
            <text:p>8.23420699998039</text:p>
          </table:table-cell>
          <table:table-cell office:value-type="float" office:value="7.430915978" calcext:value-type="float">
            <text:p>7.430915978</text:p>
          </table:table-cell>
          <table:table-cell office:value-type="float" office:value="16.582932028" calcext:value-type="float">
            <text:p>16.582932028</text:p>
          </table:table-cell>
          <table:table-cell office:value-type="float" office:value="4.35143556" calcext:value-type="float">
            <text:p>4.351435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2</text:p>
          </table:table-cell>
          <table:table-cell office:value-type="string" calcext:value-type="string">
            <text:p>DE</text:p>
          </table:table-cell>
          <table:table-cell office:value-type="float" office:value="2296.76483498079" calcext:value-type="float">
            <text:p>2296.76483498079</text:p>
          </table:table-cell>
          <table:table-cell office:value-type="float" office:value="2301.22329341745" calcext:value-type="float">
            <text:p>2301.22329341745</text:p>
          </table:table-cell>
          <table:table-cell office:value-type="float" office:value="2306.33122889051" calcext:value-type="float">
            <text:p>2306.33122889051</text:p>
          </table:table-cell>
          <table:table-cell office:value-type="float" office:value="2217.88659216264" calcext:value-type="float">
            <text:p>2217.88659216264</text:p>
          </table:table-cell>
          <table:table-cell office:value-type="float" office:value="78.9803921568628" calcext:value-type="float">
            <text:p>78.9803921568628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2109.862745098" calcext:value-type="float">
            <text:p>12109.862745098</text:p>
          </table:table-cell>
          <table:table-cell office:value-type="float" office:value="11638" calcext:value-type="float">
            <text:p>11638</text:p>
          </table:table-cell>
          <table:table-cell office:value-type="float" office:value="18560" calcext:value-type="float">
            <text:p>18560</text:p>
          </table:table-cell>
          <table:table-cell office:value-type="float" office:value="7076" calcext:value-type="float">
            <text:p>7076</text:p>
          </table:table-cell>
          <table:table-cell office:value-type="float" office:value="9.28401732560784" calcext:value-type="float">
            <text:p>9.28401732560784</text:p>
          </table:table-cell>
          <table:table-cell office:value-type="float" office:value="9.123464196" calcext:value-type="float">
            <text:p>9.123464196</text:p>
          </table:table-cell>
          <table:table-cell office:value-type="float" office:value="14.691787387" calcext:value-type="float">
            <text:p>14.691787387</text:p>
          </table:table-cell>
          <table:table-cell office:value-type="float" office:value="6.6400115" calcext:value-type="float">
            <text:p>6.64001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2</text:p>
          </table:table-cell>
          <table:table-cell office:value-type="string" calcext:value-type="string">
            <text:p>DE_WT</text:p>
          </table:table-cell>
          <table:table-cell office:value-type="float" office:value="2296.35988618118" calcext:value-type="float">
            <text:p>2296.35988618118</text:p>
          </table:table-cell>
          <table:table-cell office:value-type="float" office:value="2301.17894059142" calcext:value-type="float">
            <text:p>2301.17894059142</text:p>
          </table:table-cell>
          <table:table-cell office:value-type="float" office:value="2304.39564069722" calcext:value-type="float">
            <text:p>2304.39564069722</text:p>
          </table:table-cell>
          <table:table-cell office:value-type="float" office:value="2200.00000091275" calcext:value-type="float">
            <text:p>2200.00000091275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8210.88235294118" calcext:value-type="float">
            <text:p>8210.88235294118</text:p>
          </table:table-cell>
          <table:table-cell office:value-type="float" office:value="8049" calcext:value-type="float">
            <text:p>8049</text:p>
          </table:table-cell>
          <table:table-cell office:value-type="float" office:value="11810" calcext:value-type="float">
            <text:p>11810</text:p>
          </table:table-cell>
          <table:table-cell office:value-type="float" office:value="5349" calcext:value-type="float">
            <text:p>5349</text:p>
          </table:table-cell>
          <table:table-cell office:value-type="float" office:value="7.39467531111765" calcext:value-type="float">
            <text:p>7.39467531111765</text:p>
          </table:table-cell>
          <table:table-cell office:value-type="float" office:value="7.25660626" calcext:value-type="float">
            <text:p>7.25660626</text:p>
          </table:table-cell>
          <table:table-cell office:value-type="float" office:value="10.967379834" calcext:value-type="float">
            <text:p>10.967379834</text:p>
          </table:table-cell>
          <table:table-cell office:value-type="float" office:value="4.070509521" calcext:value-type="float">
            <text:p>4.07050952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3</text:p>
          </table:table-cell>
          <table:table-cell office:value-type="string" calcext:value-type="string">
            <text:p>DE</text:p>
          </table:table-cell>
          <table:table-cell office:value-type="float" office:value="2614.39181098286" calcext:value-type="float">
            <text:p>2614.39181098286</text:p>
          </table:table-cell>
          <table:table-cell office:value-type="float" office:value="2613.38510321359" calcext:value-type="float">
            <text:p>2613.38510321359</text:p>
          </table:table-cell>
          <table:table-cell office:value-type="float" office:value="2638.85715857398" calcext:value-type="float">
            <text:p>2638.85715857398</text:p>
          </table:table-cell>
          <table:table-cell office:value-type="float" office:value="2602.81580486537" calcext:value-type="float">
            <text:p>2602.81580486537</text:p>
          </table:table-cell>
          <table:table-cell office:value-type="float" office:value="107.941176470588" calcext:value-type="float">
            <text:p>107.941176470588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16475.1176470588" calcext:value-type="float">
            <text:p>16475.1176470588</text:p>
          </table:table-cell>
          <table:table-cell office:value-type="float" office:value="15868" calcext:value-type="float">
            <text:p>15868</text:p>
          </table:table-cell>
          <table:table-cell office:value-type="float" office:value="23031" calcext:value-type="float">
            <text:p>23031</text:p>
          </table:table-cell>
          <table:table-cell office:value-type="float" office:value="8327" calcext:value-type="float">
            <text:p>8327</text:p>
          </table:table-cell>
          <table:table-cell office:value-type="float" office:value="12.5791472019804" calcext:value-type="float">
            <text:p>12.5791472019804</text:p>
          </table:table-cell>
          <table:table-cell office:value-type="float" office:value="12.999573437" calcext:value-type="float">
            <text:p>12.999573437</text:p>
          </table:table-cell>
          <table:table-cell office:value-type="float" office:value="19.028474912" calcext:value-type="float">
            <text:p>19.028474912</text:p>
          </table:table-cell>
          <table:table-cell office:value-type="float" office:value="6.917855081" calcext:value-type="float">
            <text:p>6.9178550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3</text:p>
          </table:table-cell>
          <table:table-cell office:value-type="string" calcext:value-type="string">
            <text:p>DE_WT</text:p>
          </table:table-cell>
          <table:table-cell office:value-type="float" office:value="2616.54521357985" calcext:value-type="float">
            <text:p>2616.54521357985</text:p>
          </table:table-cell>
          <table:table-cell office:value-type="float" office:value="2615.77926528231" calcext:value-type="float">
            <text:p>2615.77926528231</text:p>
          </table:table-cell>
          <table:table-cell office:value-type="float" office:value="2636.13520058515" calcext:value-type="float">
            <text:p>2636.13520058515</text:p>
          </table:table-cell>
          <table:table-cell office:value-type="float" office:value="2605.15632831979" calcext:value-type="float">
            <text:p>2605.15632831979</text:p>
          </table:table-cell>
          <table:table-cell office:value-type="float" office:value="66.7647058823529" calcext:value-type="float">
            <text:p>66.7647058823529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10257.8823529412" calcext:value-type="float">
            <text:p>10257.8823529412</text:p>
          </table:table-cell>
          <table:table-cell office:value-type="float" office:value="9238" calcext:value-type="float">
            <text:p>9238</text:p>
          </table:table-cell>
          <table:table-cell office:value-type="float" office:value="31881" calcext:value-type="float">
            <text:p>31881</text:p>
          </table:table-cell>
          <table:table-cell office:value-type="float" office:value="5755" calcext:value-type="float">
            <text:p>5755</text:p>
          </table:table-cell>
          <table:table-cell office:value-type="float" office:value="8.31331679280392" calcext:value-type="float">
            <text:p>8.31331679280392</text:p>
          </table:table-cell>
          <table:table-cell office:value-type="float" office:value="7.889910853" calcext:value-type="float">
            <text:p>7.889910853</text:p>
          </table:table-cell>
          <table:table-cell office:value-type="float" office:value="20.934439381" calcext:value-type="float">
            <text:p>20.934439381</text:p>
          </table:table-cell>
          <table:table-cell office:value-type="float" office:value="4.810436424" calcext:value-type="float">
            <text:p>4.81043642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4</text:p>
          </table:table-cell>
          <table:table-cell office:value-type="string" calcext:value-type="string">
            <text:p>DE</text:p>
          </table:table-cell>
          <table:table-cell office:value-type="float" office:value="2714.33541155491" calcext:value-type="float">
            <text:p>2714.33541155491</text:p>
          </table:table-cell>
          <table:table-cell office:value-type="float" office:value="2742.08075235088" calcext:value-type="float">
            <text:p>2742.08075235088</text:p>
          </table:table-cell>
          <table:table-cell office:value-type="float" office:value="2770.92665075516" calcext:value-type="float">
            <text:p>2770.92665075516</text:p>
          </table:table-cell>
          <table:table-cell office:value-type="float" office:value="2500.00000004247" calcext:value-type="float">
            <text:p>2500.00000004247</text:p>
          </table:table-cell>
          <table:table-cell office:value-type="float" office:value="102.490196078431" calcext:value-type="float">
            <text:p>102.490196078431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5584.3529411765" calcext:value-type="float">
            <text:p>15584.3529411765</text:p>
          </table:table-cell>
          <table:table-cell office:value-type="float" office:value="15033" calcext:value-type="float">
            <text:p>15033</text:p>
          </table:table-cell>
          <table:table-cell office:value-type="float" office:value="24333" calcext:value-type="float">
            <text:p>24333</text:p>
          </table:table-cell>
          <table:table-cell office:value-type="float" office:value="8133" calcext:value-type="float">
            <text:p>8133</text:p>
          </table:table-cell>
          <table:table-cell office:value-type="float" office:value="10.8742679975686" calcext:value-type="float">
            <text:p>10.8742679975686</text:p>
          </table:table-cell>
          <table:table-cell office:value-type="float" office:value="10.640261585" calcext:value-type="float">
            <text:p>10.640261585</text:p>
          </table:table-cell>
          <table:table-cell office:value-type="float" office:value="17.001664772" calcext:value-type="float">
            <text:p>17.001664772</text:p>
          </table:table-cell>
          <table:table-cell office:value-type="float" office:value="5.453778629" calcext:value-type="float">
            <text:p>5.4537786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4</text:p>
          </table:table-cell>
          <table:table-cell office:value-type="string" calcext:value-type="string">
            <text:p>DE_WT</text:p>
          </table:table-cell>
          <table:table-cell office:value-type="float" office:value="2728.13272519517" calcext:value-type="float">
            <text:p>2728.13272519517</text:p>
          </table:table-cell>
          <table:table-cell office:value-type="float" office:value="2739.22452655162" calcext:value-type="float">
            <text:p>2739.22452655162</text:p>
          </table:table-cell>
          <table:table-cell office:value-type="float" office:value="2766.65412590983" calcext:value-type="float">
            <text:p>2766.65412590983</text:p>
          </table:table-cell>
          <table:table-cell office:value-type="float" office:value="2500.00000004213" calcext:value-type="float">
            <text:p>2500.0000000421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896.80392156863" calcext:value-type="float">
            <text:p>8896.80392156863</text:p>
          </table:table-cell>
          <table:table-cell office:value-type="float" office:value="8433" calcext:value-type="float">
            <text:p>8433</text:p>
          </table:table-cell>
          <table:table-cell office:value-type="float" office:value="14583" calcext:value-type="float">
            <text:p>14583</text:p>
          </table:table-cell>
          <table:table-cell office:value-type="float" office:value="6033" calcext:value-type="float">
            <text:p>6033</text:p>
          </table:table-cell>
          <table:table-cell office:value-type="float" office:value="6.58483227509804" calcext:value-type="float">
            <text:p>6.58483227509804</text:p>
          </table:table-cell>
          <table:table-cell office:value-type="float" office:value="6.381350736" calcext:value-type="float">
            <text:p>6.381350736</text:p>
          </table:table-cell>
          <table:table-cell office:value-type="float" office:value="10.271385924" calcext:value-type="float">
            <text:p>10.271385924</text:p>
          </table:table-cell>
          <table:table-cell office:value-type="float" office:value="4.284476986" calcext:value-type="float">
            <text:p>4.2844769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5</text:p>
          </table:table-cell>
          <table:table-cell office:value-type="string" calcext:value-type="string">
            <text:p>DE</text:p>
          </table:table-cell>
          <table:table-cell office:value-type="float" office:value="2917.19337499926" calcext:value-type="float">
            <text:p>2917.19337499926</text:p>
          </table:table-cell>
          <table:table-cell office:value-type="float" office:value="2898.38066624204" calcext:value-type="float">
            <text:p>2898.38066624204</text:p>
          </table:table-cell>
          <table:table-cell office:value-type="float" office:value="2948.63182665003" calcext:value-type="float">
            <text:p>2948.63182665003</text:p>
          </table:table-cell>
          <table:table-cell office:value-type="float" office:value="2897.74286958148" calcext:value-type="float">
            <text:p>2897.74286958148</text:p>
          </table:table-cell>
          <table:table-cell office:value-type="float" office:value="73.3921568627451" calcext:value-type="float">
            <text:p>73.3921568627451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1221.1568627451" calcext:value-type="float">
            <text:p>11221.1568627451</text:p>
          </table:table-cell>
          <table:table-cell office:value-type="float" office:value="11166" calcext:value-type="float">
            <text:p>11166</text:p>
          </table:table-cell>
          <table:table-cell office:value-type="float" office:value="18216" calcext:value-type="float">
            <text:p>18216</text:p>
          </table:table-cell>
          <table:table-cell office:value-type="float" office:value="6944" calcext:value-type="float">
            <text:p>6944</text:p>
          </table:table-cell>
          <table:table-cell office:value-type="float" office:value="9.44687881841177" calcext:value-type="float">
            <text:p>9.44687881841177</text:p>
          </table:table-cell>
          <table:table-cell office:value-type="float" office:value="9.462978377" calcext:value-type="float">
            <text:p>9.462978377</text:p>
          </table:table-cell>
          <table:table-cell office:value-type="float" office:value="13.529704714" calcext:value-type="float">
            <text:p>13.529704714</text:p>
          </table:table-cell>
          <table:table-cell office:value-type="float" office:value="6.81344185" calcext:value-type="float">
            <text:p>6.8134418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5</text:p>
          </table:table-cell>
          <table:table-cell office:value-type="string" calcext:value-type="string">
            <text:p>DE_WT</text:p>
          </table:table-cell>
          <table:table-cell office:value-type="float" office:value="2923.5652565876" calcext:value-type="float">
            <text:p>2923.5652565876</text:p>
          </table:table-cell>
          <table:table-cell office:value-type="float" office:value="2943.43646221654" calcext:value-type="float">
            <text:p>2943.43646221654</text:p>
          </table:table-cell>
          <table:table-cell office:value-type="float" office:value="2949.10137041694" calcext:value-type="float">
            <text:p>2949.10137041694</text:p>
          </table:table-cell>
          <table:table-cell office:value-type="float" office:value="2897.74286999274" calcext:value-type="float">
            <text:p>2897.74286999274</text:p>
          </table:table-cell>
          <table:table-cell office:value-type="float" office:value="49.921568627451" calcext:value-type="float">
            <text:p>49.92156862745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7697.76470588235" calcext:value-type="float">
            <text:p>7697.76470588235</text:p>
          </table:table-cell>
          <table:table-cell office:value-type="float" office:value="7566" calcext:value-type="float">
            <text:p>7566</text:p>
          </table:table-cell>
          <table:table-cell office:value-type="float" office:value="11316" calcext:value-type="float">
            <text:p>11316</text:p>
          </table:table-cell>
          <table:table-cell office:value-type="float" office:value="4555" calcext:value-type="float">
            <text:p>4555</text:p>
          </table:table-cell>
          <table:table-cell office:value-type="float" office:value="6.80054694166667" calcext:value-type="float">
            <text:p>6.80054694166667</text:p>
          </table:table-cell>
          <table:table-cell office:value-type="float" office:value="6.809911073" calcext:value-type="float">
            <text:p>6.809911073</text:p>
          </table:table-cell>
          <table:table-cell office:value-type="float" office:value="9.52952908" calcext:value-type="float">
            <text:p>9.52952908</text:p>
          </table:table-cell>
          <table:table-cell office:value-type="float" office:value="4.384703605" calcext:value-type="float">
            <text:p>4.3847036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6</text:p>
          </table:table-cell>
          <table:table-cell office:value-type="string" calcext:value-type="string">
            <text:p>DE</text:p>
          </table:table-cell>
          <table:table-cell office:value-type="float" office:value="2899.25133329885" calcext:value-type="float">
            <text:p>2899.25133329885</text:p>
          </table:table-cell>
          <table:table-cell office:value-type="float" office:value="2900.00000018255" calcext:value-type="float">
            <text:p>2900.00000018255</text:p>
          </table:table-cell>
          <table:table-cell office:value-type="float" office:value="2947.14890701935" calcext:value-type="float">
            <text:p>2947.14890701935</text:p>
          </table:table-cell>
          <table:table-cell office:value-type="float" office:value="2814.66907725845" calcext:value-type="float">
            <text:p>2814.66907725845</text:p>
          </table:table-cell>
          <table:table-cell office:value-type="float" office:value="77.4509803921569" calcext:value-type="float">
            <text:p>77.450980392156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2005.7647058824" calcext:value-type="float">
            <text:p>12005.7647058824</text:p>
          </table:table-cell>
          <table:table-cell office:value-type="float" office:value="11942" calcext:value-type="float">
            <text:p>11942</text:p>
          </table:table-cell>
          <table:table-cell office:value-type="float" office:value="14269" calcext:value-type="float">
            <text:p>14269</text:p>
          </table:table-cell>
          <table:table-cell office:value-type="float" office:value="9216" calcext:value-type="float">
            <text:p>9216</text:p>
          </table:table-cell>
          <table:table-cell office:value-type="float" office:value="11.1055538027059" calcext:value-type="float">
            <text:p>11.1055538027059</text:p>
          </table:table-cell>
          <table:table-cell office:value-type="float" office:value="10.940219541" calcext:value-type="float">
            <text:p>10.940219541</text:p>
          </table:table-cell>
          <table:table-cell office:value-type="float" office:value="15.136002292" calcext:value-type="float">
            <text:p>15.136002292</text:p>
          </table:table-cell>
          <table:table-cell office:value-type="float" office:value="8.682262356" calcext:value-type="float">
            <text:p>8.6822623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6</text:p>
          </table:table-cell>
          <table:table-cell office:value-type="string" calcext:value-type="string">
            <text:p>DE_WT</text:p>
          </table:table-cell>
          <table:table-cell office:value-type="float" office:value="2941.20060046313" calcext:value-type="float">
            <text:p>2941.20060046313</text:p>
          </table:table-cell>
          <table:table-cell office:value-type="float" office:value="2900.00000013544" calcext:value-type="float">
            <text:p>2900.00000013544</text:p>
          </table:table-cell>
          <table:table-cell office:value-type="float" office:value="3983.2913251905" calcext:value-type="float">
            <text:p>3983.2913251905</text:p>
          </table:table-cell>
          <table:table-cell office:value-type="float" office:value="2900.00000002876" calcext:value-type="float">
            <text:p>2900.00000002876</text:p>
          </table:table-cell>
          <table:table-cell office:value-type="float" office:value="54.6078431372549" calcext:value-type="float">
            <text:p>54.6078431372549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8571.96078431373" calcext:value-type="float">
            <text:p>8571.96078431373</text:p>
          </table:table-cell>
          <table:table-cell office:value-type="float" office:value="8320" calcext:value-type="float">
            <text:p>8320</text:p>
          </table:table-cell>
          <table:table-cell office:value-type="float" office:value="17005" calcext:value-type="float">
            <text:p>17005</text:p>
          </table:table-cell>
          <table:table-cell office:value-type="float" office:value="4855" calcext:value-type="float">
            <text:p>4855</text:p>
          </table:table-cell>
          <table:table-cell office:value-type="float" office:value="8.12851604476471" calcext:value-type="float">
            <text:p>8.12851604476471</text:p>
          </table:table-cell>
          <table:table-cell office:value-type="float" office:value="8.085306958" calcext:value-type="float">
            <text:p>8.085306958</text:p>
          </table:table-cell>
          <table:table-cell office:value-type="float" office:value="14.013639119" calcext:value-type="float">
            <text:p>14.013639119</text:p>
          </table:table-cell>
          <table:table-cell office:value-type="float" office:value="5.332581951" calcext:value-type="float">
            <text:p>5.3325819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7</text:p>
          </table:table-cell>
          <table:table-cell office:value-type="string" calcext:value-type="string">
            <text:p>DE</text:p>
          </table:table-cell>
          <table:table-cell office:value-type="float" office:value="3094.7686406169" calcext:value-type="float">
            <text:p>3094.7686406169</text:p>
          </table:table-cell>
          <table:table-cell office:value-type="float" office:value="3094.81631362776" calcext:value-type="float">
            <text:p>3094.81631362776</text:p>
          </table:table-cell>
          <table:table-cell office:value-type="float" office:value="3103.09409245074" calcext:value-type="float">
            <text:p>3103.09409245074</text:p>
          </table:table-cell>
          <table:table-cell office:value-type="float" office:value="3089.3080020915" calcext:value-type="float">
            <text:p>3089.3080020915</text:p>
          </table:table-cell>
          <table:table-cell office:value-type="float" office:value="75.8039215686274" calcext:value-type="float">
            <text:p>75.8039215686274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11606.2156862745" calcext:value-type="float">
            <text:p>11606.2156862745</text:p>
          </table:table-cell>
          <table:table-cell office:value-type="float" office:value="11305" calcext:value-type="float">
            <text:p>11305</text:p>
          </table:table-cell>
          <table:table-cell office:value-type="float" office:value="19255" calcext:value-type="float">
            <text:p>19255</text:p>
          </table:table-cell>
          <table:table-cell office:value-type="float" office:value="7716" calcext:value-type="float">
            <text:p>7716</text:p>
          </table:table-cell>
          <table:table-cell office:value-type="float" office:value="12.2742441017647" calcext:value-type="float">
            <text:p>12.2742441017647</text:p>
          </table:table-cell>
          <table:table-cell office:value-type="float" office:value="12.301933107" calcext:value-type="float">
            <text:p>12.301933107</text:p>
          </table:table-cell>
          <table:table-cell office:value-type="float" office:value="18.865417494" calcext:value-type="float">
            <text:p>18.865417494</text:p>
          </table:table-cell>
          <table:table-cell office:value-type="float" office:value="8.132769295" calcext:value-type="float">
            <text:p>8.1327692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7</text:p>
          </table:table-cell>
          <table:table-cell office:value-type="string" calcext:value-type="string">
            <text:p>DE_WT</text:p>
          </table:table-cell>
          <table:table-cell office:value-type="float" office:value="3098.47227583994" calcext:value-type="float">
            <text:p>3098.47227583994</text:p>
          </table:table-cell>
          <table:table-cell office:value-type="float" office:value="3095.07448274807" calcext:value-type="float">
            <text:p>3095.07448274807</text:p>
          </table:table-cell>
          <table:table-cell office:value-type="float" office:value="3187.80363098652" calcext:value-type="float">
            <text:p>3187.80363098652</text:p>
          </table:table-cell>
          <table:table-cell office:value-type="float" office:value="3089.51790858973" calcext:value-type="float">
            <text:p>3089.51790858973</text:p>
          </table:table-cell>
          <table:table-cell office:value-type="float" office:value="50.8823529411765" calcext:value-type="float">
            <text:p>50.8823529411765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7869.05882352941" calcext:value-type="float">
            <text:p>7869.05882352941</text:p>
          </table:table-cell>
          <table:table-cell office:value-type="float" office:value="7588" calcext:value-type="float">
            <text:p>7588</text:p>
          </table:table-cell>
          <table:table-cell office:value-type="float" office:value="11444" calcext:value-type="float">
            <text:p>11444</text:p>
          </table:table-cell>
          <table:table-cell office:value-type="float" office:value="4149" calcext:value-type="float">
            <text:p>4149</text:p>
          </table:table-cell>
          <table:table-cell office:value-type="float" office:value="8.71376428323529" calcext:value-type="float">
            <text:p>8.71376428323529</text:p>
          </table:table-cell>
          <table:table-cell office:value-type="float" office:value="8.369540108" calcext:value-type="float">
            <text:p>8.369540108</text:p>
          </table:table-cell>
          <table:table-cell office:value-type="float" office:value="12.962904851" calcext:value-type="float">
            <text:p>12.962904851</text:p>
          </table:table-cell>
          <table:table-cell office:value-type="float" office:value="6.06362661" calcext:value-type="float">
            <text:p>6.063626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8</text:p>
          </table:table-cell>
          <table:table-cell office:value-type="string" calcext:value-type="string">
            <text:p>DE</text:p>
          </table:table-cell>
          <table:table-cell office:value-type="float" office:value="3151.0484078653" calcext:value-type="float">
            <text:p>3151.0484078653</text:p>
          </table:table-cell>
          <table:table-cell office:value-type="float" office:value="3100.00000018672" calcext:value-type="float">
            <text:p>3100.00000018672</text:p>
          </table:table-cell>
          <table:table-cell office:value-type="float" office:value="3411.82166966238" calcext:value-type="float">
            <text:p>3411.82166966238</text:p>
          </table:table-cell>
          <table:table-cell office:value-type="float" office:value="3100.00000003297" calcext:value-type="float">
            <text:p>3100.00000003297</text:p>
          </table:table-cell>
          <table:table-cell office:value-type="float" office:value="97.4117647058824" calcext:value-type="float">
            <text:p>97.4117647058824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14997.5098039216" calcext:value-type="float">
            <text:p>14997.5098039216</text:p>
          </table:table-cell>
          <table:table-cell office:value-type="float" office:value="13713" calcext:value-type="float">
            <text:p>13713</text:p>
          </table:table-cell>
          <table:table-cell office:value-type="float" office:value="28566" calcext:value-type="float">
            <text:p>28566</text:p>
          </table:table-cell>
          <table:table-cell office:value-type="float" office:value="10698" calcext:value-type="float">
            <text:p>10698</text:p>
          </table:table-cell>
          <table:table-cell office:value-type="float" office:value="14.6532890038431" calcext:value-type="float">
            <text:p>14.6532890038431</text:p>
          </table:table-cell>
          <table:table-cell office:value-type="float" office:value="13.69351679" calcext:value-type="float">
            <text:p>13.69351679</text:p>
          </table:table-cell>
          <table:table-cell office:value-type="float" office:value="26.726685632" calcext:value-type="float">
            <text:p>26.726685632</text:p>
          </table:table-cell>
          <table:table-cell office:value-type="float" office:value="9.391990613" calcext:value-type="float">
            <text:p>9.39199061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8</text:p>
          </table:table-cell>
          <table:table-cell office:value-type="string" calcext:value-type="string">
            <text:p>DE_WT</text:p>
          </table:table-cell>
          <table:table-cell office:value-type="float" office:value="3216.63498519136" calcext:value-type="float">
            <text:p>3216.63498519136</text:p>
          </table:table-cell>
          <table:table-cell office:value-type="float" office:value="3100.00000206416" calcext:value-type="float">
            <text:p>3100.00000206416</text:p>
          </table:table-cell>
          <table:table-cell office:value-type="float" office:value="3445.05001399208" calcext:value-type="float">
            <text:p>3445.05001399208</text:p>
          </table:table-cell>
          <table:table-cell office:value-type="float" office:value="2800.00000682449" calcext:value-type="float">
            <text:p>2800.00000682449</text:p>
          </table:table-cell>
          <table:table-cell office:value-type="float" office:value="70.1960784313726" calcext:value-type="float">
            <text:p>70.1960784313726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874.3921568627" calcext:value-type="float">
            <text:p>10874.3921568627</text:p>
          </table:table-cell>
          <table:table-cell office:value-type="float" office:value="9670" calcext:value-type="float">
            <text:p>9670</text:p>
          </table:table-cell>
          <table:table-cell office:value-type="float" office:value="18216" calcext:value-type="float">
            <text:p>18216</text:p>
          </table:table-cell>
          <table:table-cell office:value-type="float" office:value="6582" calcext:value-type="float">
            <text:p>6582</text:p>
          </table:table-cell>
          <table:table-cell office:value-type="float" office:value="11.7243430728824" calcext:value-type="float">
            <text:p>11.7243430728824</text:p>
          </table:table-cell>
          <table:table-cell office:value-type="float" office:value="10.948976249" calcext:value-type="float">
            <text:p>10.948976249</text:p>
          </table:table-cell>
          <table:table-cell office:value-type="float" office:value="18.620338044" calcext:value-type="float">
            <text:p>18.620338044</text:p>
          </table:table-cell>
          <table:table-cell office:value-type="float" office:value="7.587537135" calcext:value-type="float">
            <text:p>7.5875371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9</text:p>
          </table:table-cell>
          <table:table-cell office:value-type="string" calcext:value-type="string">
            <text:p>DE</text:p>
          </table:table-cell>
          <table:table-cell office:value-type="float" office:value="3140.631930674" calcext:value-type="float">
            <text:p>3140.631930674</text:p>
          </table:table-cell>
          <table:table-cell office:value-type="float" office:value="3136.18265083124" calcext:value-type="float">
            <text:p>3136.18265083124</text:p>
          </table:table-cell>
          <table:table-cell office:value-type="float" office:value="3208.8930876132" calcext:value-type="float">
            <text:p>3208.8930876132</text:p>
          </table:table-cell>
          <table:table-cell office:value-type="float" office:value="3124.36427451695" calcext:value-type="float">
            <text:p>3124.36427451695</text:p>
          </table:table-cell>
          <table:table-cell office:value-type="float" office:value="161.901960784314" calcext:value-type="float">
            <text:p>161.901960784314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office:value-type="float" office:value="92" calcext:value-type="float">
            <text:p>92</text:p>
          </table:table-cell>
          <table:table-cell office:value-type="float" office:value="24714.8235294118" calcext:value-type="float">
            <text:p>24714.8235294118</text:p>
          </table:table-cell>
          <table:table-cell office:value-type="float" office:value="24524" calcext:value-type="float">
            <text:p>24524</text:p>
          </table:table-cell>
          <table:table-cell office:value-type="float" office:value="37102" calcext:value-type="float">
            <text:p>37102</text:p>
          </table:table-cell>
          <table:table-cell office:value-type="float" office:value="14181" calcext:value-type="float">
            <text:p>14181</text:p>
          </table:table-cell>
          <table:table-cell office:value-type="float" office:value="31.2780965309608" calcext:value-type="float">
            <text:p>31.2780965309608</text:p>
          </table:table-cell>
          <table:table-cell office:value-type="float" office:value="31.025798655" calcext:value-type="float">
            <text:p>31.025798655</text:p>
          </table:table-cell>
          <table:table-cell office:value-type="float" office:value="46.82212639" calcext:value-type="float">
            <text:p>46.82212639</text:p>
          </table:table-cell>
          <table:table-cell office:value-type="float" office:value="17.563060584" calcext:value-type="float">
            <text:p>17.56306058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29</text:p>
          </table:table-cell>
          <table:table-cell office:value-type="string" calcext:value-type="string">
            <text:p>DE_WT</text:p>
          </table:table-cell>
          <table:table-cell office:value-type="float" office:value="3154.14655800405" calcext:value-type="float">
            <text:p>3154.14655800405</text:p>
          </table:table-cell>
          <table:table-cell office:value-type="float" office:value="3144.30740817945" calcext:value-type="float">
            <text:p>3144.30740817945</text:p>
          </table:table-cell>
          <table:table-cell office:value-type="float" office:value="3269.10680972121" calcext:value-type="float">
            <text:p>3269.10680972121</text:p>
          </table:table-cell>
          <table:table-cell office:value-type="float" office:value="3129.03809194257" calcext:value-type="float">
            <text:p>3129.03809194257</text:p>
          </table:table-cell>
          <table:table-cell office:value-type="float" office:value="153.980392156863" calcext:value-type="float">
            <text:p>153.980392156863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68" calcext:value-type="float">
            <text:p>68</text:p>
          </table:table-cell>
          <table:table-cell office:value-type="float" office:value="23544.9215686275" calcext:value-type="float">
            <text:p>23544.9215686275</text:p>
          </table:table-cell>
          <table:table-cell office:value-type="float" office:value="23324" calcext:value-type="float">
            <text:p>23324</text:p>
          </table:table-cell>
          <table:table-cell office:value-type="float" office:value="38159" calcext:value-type="float">
            <text:p>38159</text:p>
          </table:table-cell>
          <table:table-cell office:value-type="float" office:value="10559" calcext:value-type="float">
            <text:p>10559</text:p>
          </table:table-cell>
          <table:table-cell office:value-type="float" office:value="29.7639320320392" calcext:value-type="float">
            <text:p>29.7639320320392</text:p>
          </table:table-cell>
          <table:table-cell office:value-type="float" office:value="30.332237767" calcext:value-type="float">
            <text:p>30.332237767</text:p>
          </table:table-cell>
          <table:table-cell office:value-type="float" office:value="47.266848344" calcext:value-type="float">
            <text:p>47.266848344</text:p>
          </table:table-cell>
          <table:table-cell office:value-type="float" office:value="13.351154391" calcext:value-type="float">
            <text:p>13.35115439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0</text:p>
          </table:table-cell>
          <table:table-cell office:value-type="string" calcext:value-type="string">
            <text:p>DE</text:p>
          </table:table-cell>
          <table:table-cell office:value-type="float" office:value="131645.321227629" calcext:value-type="float">
            <text:p>131645.321227629</text:p>
          </table:table-cell>
          <table:table-cell office:value-type="float" office:value="3463.7030846433" calcext:value-type="float">
            <text:p>3463.7030846433</text:p>
          </table:table-cell>
          <table:table-cell office:value-type="float" office:value="820637.54879367" calcext:value-type="float">
            <text:p>820637.54879367</text:p>
          </table:table-cell>
          <table:table-cell office:value-type="float" office:value="3394.00846715869" calcext:value-type="float">
            <text:p>3394.00846715869</text:p>
          </table:table-cell>
          <table:table-cell office:value-type="float" office:value="265.058823529412" calcext:value-type="float">
            <text:p>265.058823529412</text:p>
          </table:table-cell>
          <table:table-cell office:value-type="float" office:value="200" calcext:value-type="float">
            <text:p>200</text:p>
          </table:table-cell>
          <table:table-cell office:value-type="float" office:value="676" calcext:value-type="float">
            <text:p>676</text:p>
          </table:table-cell>
          <table:table-cell office:value-type="float" office:value="152" calcext:value-type="float">
            <text:p>152</text:p>
          </table:table-cell>
          <table:table-cell office:value-type="float" office:value="40031.3333333333" calcext:value-type="float">
            <text:p>40031.3333333333</text:p>
          </table:table-cell>
          <table:table-cell office:value-type="float" office:value="30337" calcext:value-type="float">
            <text:p>30337</text:p>
          </table:table-cell>
          <table:table-cell office:value-type="float" office:value="101583" calcext:value-type="float">
            <text:p>101583</text:p>
          </table:table-cell>
          <table:table-cell office:value-type="float" office:value="23038" calcext:value-type="float">
            <text:p>23038</text:p>
          </table:table-cell>
          <table:table-cell office:value-type="float" office:value="49.6033317530588" calcext:value-type="float">
            <text:p>49.6033317530588</text:p>
          </table:table-cell>
          <table:table-cell office:value-type="float" office:value="39.545958325" calcext:value-type="float">
            <text:p>39.545958325</text:p>
          </table:table-cell>
          <table:table-cell office:value-type="float" office:value="123.905499806" calcext:value-type="float">
            <text:p>123.905499806</text:p>
          </table:table-cell>
          <table:table-cell office:value-type="float" office:value="27.230774635" calcext:value-type="float">
            <text:p>27.23077463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ec2017_f30</text:p>
          </table:table-cell>
          <table:table-cell office:value-type="string" calcext:value-type="string">
            <text:p>DE_WT</text:p>
          </table:table-cell>
          <table:table-cell office:value-type="float" office:value="115639.286349552" calcext:value-type="float">
            <text:p>115639.286349552</text:p>
          </table:table-cell>
          <table:table-cell office:value-type="float" office:value="3472.68485245957" calcext:value-type="float">
            <text:p>3472.68485245957</text:p>
          </table:table-cell>
          <table:table-cell office:value-type="float" office:value="820640.836809935" calcext:value-type="float">
            <text:p>820640.836809935</text:p>
          </table:table-cell>
          <table:table-cell office:value-type="float" office:value="3394.12627599459" calcext:value-type="float">
            <text:p>3394.12627599459</text:p>
          </table:table-cell>
          <table:table-cell office:value-type="float" office:value="222.862745098039" calcext:value-type="float">
            <text:p>222.862745098039</text:p>
          </table:table-cell>
          <table:table-cell office:value-type="float" office:value="204" calcext:value-type="float">
            <text:p>204</text:p>
          </table:table-cell>
          <table:table-cell office:value-type="float" office:value="380" calcext:value-type="float">
            <text:p>380</text:p>
          </table:table-cell>
          <table:table-cell office:value-type="float" office:value="142" calcext:value-type="float">
            <text:p>142</text:p>
          </table:table-cell>
          <table:table-cell office:value-type="float" office:value="33703.862745098" calcext:value-type="float">
            <text:p>33703.862745098</text:p>
          </table:table-cell>
          <table:table-cell office:value-type="float" office:value="30882" calcext:value-type="float">
            <text:p>30882</text:p>
          </table:table-cell>
          <table:table-cell office:value-type="float" office:value="57216" calcext:value-type="float">
            <text:p>57216</text:p>
          </table:table-cell>
          <table:table-cell office:value-type="float" office:value="21648" calcext:value-type="float">
            <text:p>21648</text:p>
          </table:table-cell>
          <table:table-cell office:value-type="float" office:value="41.2041764400196" calcext:value-type="float">
            <text:p>41.2041764400196</text:p>
          </table:table-cell>
          <table:table-cell office:value-type="float" office:value="38.458022685" calcext:value-type="float">
            <text:p>38.458022685</text:p>
          </table:table-cell>
          <table:table-cell office:value-type="float" office:value="66.730773783" calcext:value-type="float">
            <text:p>66.730773783</text:p>
          </table:table-cell>
          <table:table-cell office:value-type="float" office:value="27.485931367" calcext:value-type="float">
            <text:p>27.485931367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1T18:35:04.140299074</dc:date>
    <meta:editing-duration>PT27S</meta:editing-duration>
    <meta:editing-cycles>1</meta:editing-cycles>
    <meta:generator>LibreOffice/24.2.7.2$Linux_X86_64 LibreOffice_project/420$Build-2</meta:generator>
    <meta:document-statistic meta:table-count="1" meta:cell-count="1098" meta:object-count="0"/>
  </office:meta>
</office:document-meta>
</file>